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0D57DF87A96E6FB2C2.png" manifest:media-type="image/png"/>
  <manifest:file-entry manifest:full-path="Pictures/10000201000000310000000D4235E3FDAE5B0EA2.png" manifest:media-type="image/png"/>
  <manifest:file-entry manifest:full-path="Pictures/10001B2A0000051D00000152FEB2E19AC4894F34.svg" manifest:media-type="image/svg+xml"/>
  <manifest:file-entry manifest:full-path="Pictures/10001BF2000005090000014B2B0C8835CB22BB0A.svg" manifest:media-type="image/svg+xml"/>
  <manifest:file-entry manifest:full-path="Pictures/100002010000000A0000000A84D998EC7D827523.png" manifest:media-type="image/png"/>
  <manifest:file-entry manifest:full-path="Pictures/100003CC000000FD000001008A941493598942E7.svg" manifest:media-type="image/svg+xml"/>
  <manifest:file-entry manifest:full-path="Pictures/10001D1E0000051D0000014446A1BC50F31B576D.svg" manifest:media-type="image/svg+xml"/>
  <manifest:file-entry manifest:full-path="Pictures/100002010000002400000009E93F550D8107F400.png" manifest:media-type="image/png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1224000003B3000000F034A56EE4FAD26D9F.svg" manifest:media-type="image/svg+xml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0201000000310000000C5C488B6534619F68.png" manifest:media-type="image/png"/>
  <manifest:file-entry manifest:full-path="Pictures/10000EBF000002C80000015A74D15737E2BF4C30.svg" manifest:media-type="image/svg+xml"/>
  <manifest:file-entry manifest:full-path="Pictures/100018ED000005380000014B561F5F3FB6AF75B8.svg" manifest:media-type="image/svg+xml"/>
  <manifest:file-entry manifest:full-path="Pictures/100025E3000006590000019B228968F1F31FF05C.svg" manifest:media-type="image/svg+xml"/>
  <manifest:file-entry manifest:full-path="Pictures/100029BF000005F90000019B36D88EF15FD2094C.svg" manifest:media-type="image/svg+xml"/>
  <manifest:file-entry manifest:full-path="Pictures/10000201000000490000000C62780E05FAB602A5.png" manifest:media-type="image/png"/>
  <manifest:file-entry manifest:full-path="Pictures/10000201000000240000000EAFADF451526A60D4.png" manifest:media-type="image/png"/>
  <manifest:file-entry manifest:full-path="Pictures/1000193B000003AD000001757A80623A5C5A4DA5.svg" manifest:media-type="image/svg+xml"/>
  <manifest:file-entry manifest:full-path="Pictures/1000129B000003DC0000014BBA46955D0E9E7ED1.svg" manifest:media-type="image/svg+xml"/>
  <manifest:file-entry manifest:full-path="Pictures/100002010000007B00000011BC0AB03FDE7D7FF1.png" manifest:media-type="image/png"/>
  <manifest:file-entry manifest:full-path="Pictures/100002010000000C000000095DE4DA0B2C51424E.png" manifest:media-type="image/png"/>
  <manifest:file-entry manifest:full-path="Pictures/10001CC80000039600000175FDBA671384B2FD70.svg" manifest:media-type="image/svg+xml"/>
  <manifest:file-entry manifest:full-path="Pictures/100002010000003D000000101BC43B0BAC211D85.png" manifest:media-type="image/png"/>
  <manifest:file-entry manifest:full-path="Pictures/10001BBE000004FD0000011C31612CAAAAC9203C.svg" manifest:media-type="image/svg+xml"/>
  <manifest:file-entry manifest:full-path="Pictures/10000201000000320000000DB1945EE59C68B553.png" manifest:media-type="image/png"/>
  <manifest:file-entry manifest:full-path="Pictures/10000201000000260000000C6C3A2E03665533BE.png" manifest:media-type="image/png"/>
  <manifest:file-entry manifest:full-path="Pictures/10000201000000310000000D68FEB11E8E1653DD.png" manifest:media-type="image/png"/>
  <manifest:file-entry manifest:full-path="Pictures/1000099400000149000000F26B1FD9F836C47C76.svg" manifest:media-type="image/svg+xml"/>
  <manifest:file-entry manifest:full-path="Pictures/10000201000000230000000EDC28A96BC98237C1.png" manifest:media-type="image/png"/>
  <manifest:file-entry manifest:full-path="Pictures/10000ED50000014900000163D7375A72B4402BBC.svg" manifest:media-type="image/svg+xml"/>
  <manifest:file-entry manifest:full-path="Pictures/10000201000000300000000BD72120E6E437DBCE.png" manifest:media-type="image/png"/>
  <manifest:file-entry manifest:full-path="Pictures/100031700000078200000149FAD555DD1AAA3CB3.svg" manifest:media-type="image/svg+xml"/>
  <manifest:file-entry manifest:full-path="Pictures/100002010000024E000000C163AC81654811EF1F.png" manifest:media-type="image/png"/>
  <manifest:file-entry manifest:full-path="Pictures/100002010000000C0000000DE2F8F7DB2220AB12.png" manifest:media-type="image/png"/>
  <manifest:file-entry manifest:full-path="Pictures/100002010000003A0000000E47A52F5A39CE35BB.png" manifest:media-type="image/png"/>
  <manifest:file-entry manifest:full-path="Pictures/10001D37000005090000012A43576C24B0E0A2D2.svg" manifest:media-type="image/svg+xml"/>
  <manifest:file-entry manifest:full-path="Pictures/100002010000029D000000C1094A4A6A01B9F536.png" manifest:media-type="image/png"/>
  <manifest:file-entry manifest:full-path="Pictures/10000EC90000014900000163C5368222DE805B9D.svg" manifest:media-type="image/svg+xml"/>
  <manifest:file-entry manifest:full-path="Pictures/10000201000000310000000B95AE081C350936E8.png" manifest:media-type="image/png"/>
  <manifest:file-entry manifest:full-path="Pictures/10000201000000370000000EFEA3514697BBA801.png" manifest:media-type="image/png"/>
  <manifest:file-entry manifest:full-path="Pictures/1000041C00000075000000F0EF965985E55CFBB8.svg" manifest:media-type="image/svg+xml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0280000000BDB394B17E3DFAEB1.png" manifest:media-type="image/png"/>
  <manifest:file-entry manifest:full-path="Pictures/100002010000000C0000000D094514E5D3FCA085.png" manifest:media-type="image/png"/>
  <manifest:file-entry manifest:full-path="Pictures/10001122000002C60000015AB00A0F6628DD1A23.svg" manifest:media-type="image/svg+xml"/>
  <manifest:file-entry manifest:full-path="Pictures/1000020100000015000000090F21B55A820B9EEF.png" manifest:media-type="image/png"/>
  <manifest:file-entry manifest:full-path="Pictures/10000FC0000004290000015062E8B39A04E3899D.svg" manifest:media-type="image/svg+xml"/>
  <manifest:file-entry manifest:full-path="Pictures/10000201000000320000000DDF748F4098B658EC.png" manifest:media-type="image/png"/>
  <manifest:file-entry manifest:full-path="Pictures/10000436000000C3000000FCCDF5855CF15A2E1C.svg" manifest:media-type="image/svg+xml"/>
  <manifest:file-entry manifest:full-path="Pictures/10000201000000230000000A75D47E6672DB7E53.png" manifest:media-type="image/png"/>
  <manifest:file-entry manifest:full-path="Pictures/10000F630000021C0000013CCED08FBFF21C2FE9.svg" manifest:media-type="image/svg+xml"/>
  <manifest:file-entry manifest:full-path="Pictures/10004CB8000011610000017A42E7EEA31B88A002.svg" manifest:media-type="image/svg+xml"/>
  <manifest:file-entry manifest:full-path="Pictures/10005F8C00000CAA000001BE10EB9BACBC745EFB.svg" manifest:media-type="image/svg+xml"/>
  <manifest:file-entry manifest:full-path="Pictures/10002469000005B30000017299B2A95478D7FC7B.svg" manifest:media-type="image/svg+xml"/>
  <manifest:file-entry manifest:full-path="Pictures/10000201000000A80000000E9F3F5110B1686A83.png" manifest:media-type="image/png"/>
  <manifest:file-entry manifest:full-path="Pictures/100017D80000052300000152F6ACBE14A93DCB95.svg" manifest:media-type="image/svg+xml"/>
  <manifest:file-entry manifest:full-path="Pictures/100002010000003A00000010B68B94E35F17ECA9.png" manifest:media-type="image/png"/>
  <manifest:file-entry manifest:full-path="Pictures/1000216E000005FB00000172B8EB0BB3519FE976.svg" manifest:media-type="image/svg+xml"/>
  <manifest:file-entry manifest:full-path="Pictures/1000112C000002DB0000014E220E2319AA4B8803.svg" manifest:media-type="image/svg+xml"/>
  <manifest:file-entry manifest:full-path="Pictures/10001B690000050F0000014B8870F5C442233BBF.svg" manifest:media-type="image/svg+xml"/>
  <manifest:file-entry manifest:full-path="Pictures/10000201000000310000000D326CDFD57A2A0A30.png" manifest:media-type="image/png"/>
  <manifest:file-entry manifest:full-path="Pictures/10000FDE0000041B0000012AC25AB0E1EC27524B.svg" manifest:media-type="image/svg+xml"/>
  <manifest:file-entry manifest:full-path="Pictures/1000374B00000D6C0000015FD1454EBF1A5BE29E.svg" manifest:media-type="image/svg+xml"/>
  <manifest:file-entry manifest:full-path="Pictures/100002010000001C0000000D82090F9D25350AB6.png" manifest:media-type="image/png"/>
  <manifest:file-entry manifest:full-path="Pictures/100002010000001B0000000DA41C26C93400113B.png" manifest:media-type="image/png"/>
  <manifest:file-entry manifest:full-path="Pictures/10000201000000140000000C05A941D3CEDAED57.png" manifest:media-type="image/png"/>
  <manifest:file-entry manifest:full-path="Pictures/1000077D000001CA000000F06DF2BF1C7300C2F2.svg" manifest:media-type="image/svg+xml"/>
  <manifest:file-entry manifest:full-path="Pictures/100002010000001B0000000D731E6A1C061F5DC0.png" manifest:media-type="image/png"/>
  <manifest:file-entry manifest:full-path="Pictures/100002010000001100000009E3CFDFB334442A28.png" manifest:media-type="image/png"/>
  <manifest:file-entry manifest:full-path="Pictures/10001D0B000005320000014BA081F9FC687D78E5.svg" manifest:media-type="image/svg+xml"/>
  <manifest:file-entry manifest:full-path="Pictures/1000069B000001ED00000100CE82E06606AD105C.svg" manifest:media-type="image/svg+xml"/>
  <manifest:file-entry manifest:full-path="Pictures/10000201000000130000000AA26221AC7F75905A.png" manifest:media-type="image/png"/>
  <manifest:file-entry manifest:full-path="Pictures/100002010000000400000009A005152680B9397A.png" manifest:media-type="image/png"/>
  <manifest:file-entry manifest:full-path="Pictures/10000A0E00000235000000F069370A98CA07476E.svg" manifest:media-type="image/svg+xml"/>
  <manifest:file-entry manifest:full-path="Pictures/100002010000001500000009592A547E04FFFAA9.png" manifest:media-type="image/png"/>
  <manifest:file-entry manifest:full-path="Pictures/10000E4D00000236000000F89DEC2712CCB9D583.svg" manifest:media-type="image/svg+xml"/>
  <manifest:file-entry manifest:full-path="Pictures/10000201000000250000000DC0A9DC1287F5C7F0.png" manifest:media-type="image/png"/>
  <manifest:file-entry manifest:full-path="Pictures/10000201000000820000000D24D14C8C279AA973.png" manifest:media-type="image/png"/>
  <manifest:file-entry manifest:full-path="Pictures/100018C60000054B0000011C171385AFF1ED7800.svg" manifest:media-type="image/svg+xml"/>
  <manifest:file-entry manifest:full-path="Pictures/10000201000000070000000AF171CC6987D0053B.png" manifest:media-type="image/png"/>
  <manifest:file-entry manifest:full-path="Pictures/1000120B0000039E000000FC7C41C27D4F37B4CD.svg" manifest:media-type="image/svg+xml"/>
  <manifest:file-entry manifest:full-path="Pictures/100012A7000003E80000013F51203DC5F30FD03D.svg" manifest:media-type="image/svg+xml"/>
  <manifest:file-entry manifest:full-path="Pictures/10000201000000330000000B7636AD615FE2EE92.png" manifest:media-type="image/png"/>
  <manifest:file-entry manifest:full-path="Pictures/10000201000000280000000DA5C9BFC1CEFA4E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draw:stroke="none" draw:fill="none" fo:min-height="0.742cm"/>
      <style:paragraph-properties style:writing-mode="lr-tb"/>
    </style:style>
    <style:style style:name="gr4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3" style:family="graphic" style:parent-style-name="objectwithoutfill">
      <style:graphic-properties draw:marker-start="Symmetric_20_Arrow" draw:marker-end="" draw:fill="none" draw:textarea-vertical-align="middle"/>
    </style:style>
    <style:style style:name="gr44" style:family="graphic" style:parent-style-name="standard">
      <style:graphic-properties draw:stroke="none" draw:fill="none" fo:min-height="0.496cm"/>
      <style:paragraph-properties style:writing-mode="lr-tb"/>
    </style:style>
    <style:style style:name="gr4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8" style:family="graphic" style:parent-style-name="standard">
      <style:graphic-properties draw:stroke="none" draw:fill="none" fo:min-height="0.789cm"/>
      <style:paragraph-properties style:writing-mode="lr-tb"/>
    </style:style>
    <style:style style:name="gr49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5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6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57" style:family="graphic" style:parent-style-name="standard">
      <style:graphic-properties draw:stroke="none" draw:fill="none" fo:min-height="1.02cm"/>
      <style:paragraph-properties style:writing-mode="lr-tb"/>
    </style:style>
    <style:style style:name="gr58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9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0" style:family="graphic" style:parent-style-name="standard">
      <style:graphic-properties draw:stroke="none" draw:fill="none" fo:min-height="1.486cm"/>
      <style:paragraph-properties style:writing-mode="lr-tb"/>
    </style:style>
    <style:style style:name="gr6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2" style:family="graphic" style:parent-style-name="objectwithoutfill">
      <style:graphic-properties draw:marker-end="Symmetric_20_Arrow" draw:marker-end-width="0.3cm" draw:fill="none" draw:textarea-vertical-align="middle"/>
    </style:style>
    <style:style style:name="gr63" style:family="graphic" style:parent-style-name="standard">
      <style:graphic-properties draw:stroke="none" draw:fill="none" fo:min-height="2.899cm"/>
      <style:paragraph-properties style:writing-mode="lr-tb"/>
    </style:style>
    <style:style style:name="gr64" style:family="graphic" style:parent-style-name="standard">
      <style:graphic-properties draw:stroke="none" draw:fill="none" fo:min-height="2.157cm"/>
      <style:paragraph-properties style:writing-mode="lr-tb"/>
    </style:style>
    <style:style style:name="gr65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6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68" style:family="graphic" style:parent-style-name="standard">
      <style:graphic-properties draw:stroke="none" draw:fill="none" fo:min-height="0.767cm"/>
      <style:paragraph-properties style:writing-mode="lr-tb"/>
    </style:style>
    <style:style style:name="gr69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0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1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2" style:family="graphic" style:parent-style-name="standard">
      <style:graphic-properties draw:stroke="none" draw:fill="none" fo:min-height="1.487cm"/>
      <style:paragraph-properties style:writing-mode="lr-tb"/>
    </style:style>
    <style:style style:name="gr73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5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6" style:family="graphic" style:parent-style-name="standard">
      <style:graphic-properties draw:stroke="none" draw:fill="none" fo:min-height="0.746cm"/>
      <style:paragraph-properties style:writing-mode="lr-tb"/>
    </style:style>
    <style:style style:name="gr77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78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79" style:family="graphic" style:parent-style-name="standard">
      <style:graphic-properties draw:stroke="none" draw:fill="none" fo:min-height="2.909cm"/>
      <style:paragraph-properties style:writing-mode="lr-tb"/>
    </style:style>
    <style:style style:name="gr80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5" style:family="graphic" style:parent-style-name="standard">
      <style:graphic-properties draw:stroke="none" draw:fill="none" fo:min-height="0.77cm"/>
      <style:paragraph-properties style:writing-mode="lr-tb"/>
    </style:style>
    <style:style style:name="gr86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7" style:family="graphic" style:parent-style-name="standard">
      <style:graphic-properties draw:stroke="none" draw:fill="none" fo:min-height="1.483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89" style:family="graphic" style:parent-style-name="standard">
      <style:graphic-properties draw:stroke="none" draw:fill="none" fo:min-height="0.769cm"/>
      <style:paragraph-properties style:writing-mode="lr-tb"/>
    </style:style>
    <style:style style:name="gr90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1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2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3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4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5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6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7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0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2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4" style:family="graphic" style:parent-style-name="standard">
      <style:graphic-properties svg:stroke-color="#706e0c" draw:fill-color="#eeeeee" draw:textarea-horizontal-align="justify" draw:textarea-vertical-align="middle" draw:auto-grow-height="false" fo:min-height="2.503cm" fo:min-width="2.254cm"/>
      <style:paragraph-properties style:writing-mode="lr-tb"/>
    </style:style>
    <style:style style:name="gr10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6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7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  <style:paragraph-properties style:writing-mode="lr-tb"/>
    </style:style>
    <style:style style:name="gr110" style:family="graphic" style:parent-style-name="standard">
      <style:graphic-properties draw:stroke="none" draw:fill="none" fo:min-height="0.766cm"/>
      <style:paragraph-properties style:writing-mode="lr-tb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  <style:paragraph-properties style:writing-mode="lr-tb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  <style:paragraph-properties style:writing-mode="lr-tb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79" style:family="graphic" style:parent-style-name="Arrow_20_Line">
      <style:graphic-properties draw:textarea-vertical-align="middle"/>
      <style:paragraph-properties style:writing-mode="lr-tb"/>
    </style:style>
    <style:style style:name="gr18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1" style:family="graphic" style:parent-style-name="standard">
      <style:graphic-properties draw:stroke="none" draw:fill="none" fo:min-height="0.512cm"/>
      <style:paragraph-properties style:writing-mode="lr-tb"/>
    </style:style>
    <style:style style:name="gr18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3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5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8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4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5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206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7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487cm" fo:min-width="1.886cm" fo:padding-top="0.151cm" fo:padding-bottom="0.151cm" fo:padding-left="0.276cm" fo:padding-right="0.276cm"/>
      <style:paragraph-properties style:writing-mode="lr-tb"/>
    </style:style>
    <style:style style:name="gr208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9cm" fo:min-width="2.181cm" fo:padding-top="0.151cm" fo:padding-bottom="0.151cm" fo:padding-left="0.276cm" fo:padding-right="0.276cm"/>
      <style:paragraph-properties style:writing-mode="lr-tb"/>
    </style:style>
    <style:style style:name="gr20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4cm" fo:min-width="2.957cm" fo:padding-top="0.151cm" fo:padding-bottom="0.151cm" fo:padding-left="0.276cm" fo:padding-right="0.276cm"/>
      <style:paragraph-properties style:writing-mode="lr-tb"/>
    </style:style>
    <style:style style:name="gr211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2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21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21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215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216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21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218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19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21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22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24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25" style:family="graphic" style:parent-style-name="objectwithoutfill">
      <style:graphic-properties draw:fill="none" draw:textarea-vertical-align="middle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227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228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29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30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32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33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34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237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238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239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241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42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43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44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45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47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48" style:family="graphic" style:parent-style-name="objectwithoutfill">
      <style:graphic-properties draw:marker-end="Symmetric_20_Arrow" draw:marker-end-width="0.2cm" draw:fill="none" draw:textarea-vertical-align="middle"/>
    </style:style>
    <style:style style:name="gr249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719cm" fo:min-width="2.186cm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01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55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151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2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4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5" style:family="paragraph">
      <loext:graphic-properties draw:fill="solid" draw:fill-color="#ffffff"/>
      <style:paragraph-properties fo:text-align="center" style:writing-mode="lr-tb"/>
      <style:text-properties style:font-name="Caladea"/>
    </style:style>
    <style:style style:name="P156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7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58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59" style:family="paragraph">
      <style:paragraph-properties fo:margin-left="0cm" fo:margin-right="0.102cm" fo:text-indent="0cm"/>
    </style:style>
    <style:style style:name="P160" style:family="paragraph">
      <style:paragraph-properties fo:margin-left="0cm" fo:margin-right="0.102cm" fo:text-align="end" fo:text-indent="0cm"/>
    </style:style>
    <style:style style:name="P161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62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49" style:family="text">
      <style:text-properties style:font-name="Caladea" fo:font-size="16pt" fo:font-weight="bold" style:font-weight-asian="bold" style:font-weight-complex="bold"/>
    </style:style>
    <style:style style:name="T50" style:family="text">
      <style:text-properties fo:color="#0066b3" style:font-name="Caladea" fo:font-size="72pt"/>
    </style:style>
    <style:style style:name="T51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Noto Mono1" fo:font-size="12pt" style:font-size-asian="12pt" style:font-size-complex="12pt"/>
    </style:style>
    <style:style style:name="T54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5" style:family="text">
      <style:text-properties style:font-name="Carlito" fo:font-size="17.8999996185303pt" fo:font-style="italic" style:font-style-asian="italic" style:font-style-complex="italic"/>
    </style:style>
    <style:style style:name="T56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</text:span><text:span text:style-name="T10">t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</text:span><text:span text:style-name="T9">n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39" draw:text-style-name="P7" draw:layer="layout" svg:width="2.54cm" svg:height="0.992cm" svg:x="18.287cm" svg:y="4.695cm">
          <draw:text-box>
            <text:p><text:span text:style-name="T6">Nature</text:span></text:p>
          </draw:text-box>
        </draw:frame>
        <draw:custom-shape draw:style-name="gr40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048cm" svg:height="0.992cm" svg:x="6.857cm" svg:y="4.702cm">
          <draw:text-box>
            <text:p><text:span text:style-name="T6">Mankind</text:span></text:p>
          </draw:text-box>
        </draw:frame>
        <draw:frame draw:style-name="gr39" draw:text-style-name="P9" xml:id="id34" draw:id="id34" draw:layer="layout" svg:width="4.064cm" svg:height="0.992cm" svg:x="9.373cm" svg:y="5.835cm">
          <draw:text-box>
            <text:p text:style-name="P8"><text:span text:style-name="T6">Vulnerability</text:span></text:p>
          </draw:text-box>
        </draw:frame>
        <draw:frame draw:style-name="gr39" draw:text-style-name="P21" xml:id="id36" draw:id="id36" draw:layer="layout" svg:width="2.794cm" svg:height="0.992cm" svg:x="11.155cm" svg:y="7.136cm">
          <draw:text-box>
            <text:p text:style-name="P12"><text:span text:style-name="T9">Incident</text:span></text:p>
          </draw:text-box>
        </draw:frame>
        <draw:frame draw:style-name="gr39" draw:text-style-name="P23" xml:id="id40" draw:id="id40" draw:layer="layout" svg:width="2.26cm" svg:height="0.992cm" svg:x="16.281cm" svg:y="5.825cm">
          <draw:text-box>
            <text:p text:style-name="P22"><text:span text:style-name="T9">Defect</text:span></text:p>
          </draw:text-box>
        </draw:frame>
        <draw:custom-shape draw:style-name="gr41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33" draw:id="id33" draw:layer="layout" svg:width="2.428cm" svg:height="0.992cm" svg:x="3.267cm" svg:y="5.835cm">
          <draw:text-box>
            <text:p text:style-name="P12"><text:span text:style-name="T10">Exploit</text:span></text:p>
          </draw:text-box>
        </draw:frame>
        <draw:frame draw:style-name="gr39" draw:text-style-name="P19" xml:id="id35" draw:id="id35" draw:layer="layout" svg:width="2.242cm" svg:height="0.99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331cm" svg:x2="9.373cm" svg:y2="6.331cm" draw:start-shape="id33" draw:start-glue-point="1" draw:end-shape="id34" draw:end-glue-point="3" svg:d="M5695 6331h3678" svg:viewBox="0 0 3679 1">
          <text:p/>
        </draw:connector>
        <draw:connector draw:style-name="gr29" draw:text-style-name="P25" draw:layer="layout" draw:type="line" svg:x1="5.602cm" svg:y1="7.642cm" svg:x2="11.155cm" svg:y2="7.632cm" draw:start-shape="id35" draw:start-glue-point="1" draw:end-shape="id36" draw:end-glue-point="3" svg:d="M5602 7642l5553-10" svg:viewBox="0 0 5554 11">
          <text:p/>
        </draw:connector>
        <draw:custom-shape draw:style-name="gr40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6.827cm" draw:start-shape="id35" draw:start-glue-point="0" draw:end-shape="id33" draw:end-glue-point="2" svg:d="M4481 7146v-319" svg:viewBox="0 0 1 320">
          <text:p/>
        </draw:connector>
        <draw:frame draw:style-name="gr39" draw:text-style-name="P26" xml:id="id38" draw:id="id38" draw:layer="layout" svg:width="2.952cm" svg:height="0.992cm" svg:x="13.938cm" svg:y="7.146cm">
          <draw:text-box>
            <text:p text:style-name="P12"><text:span text:style-name="T9">Accident</text:span></text:p>
          </draw:text-box>
        </draw:frame>
        <draw:custom-shape draw:style-name="gr41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39" draw:id="id39" draw:layer="layout" svg:width="2.484cm" svg:height="0.992cm" svg:x="22.059cm" svg:y="5.825cm">
          <draw:text-box>
            <text:p text:style-name="P12"><text:span text:style-name="T10">Failure</text:span></text:p>
          </draw:text-box>
        </draw:frame>
        <draw:frame draw:style-name="gr39" draw:text-style-name="P19" xml:id="id37" draw:id="id37" draw:layer="layout" svg:width="2.936cm" svg:height="0.992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632cm" svg:x2="16.89cm" svg:y2="7.642cm" draw:start-shape="id37" draw:start-glue-point="3" draw:end-shape="id38" draw:end-glue-point="1" svg:d="M21833 7632l-4943 10" svg:viewBox="0 0 4944 11">
          <text:p/>
        </draw:connector>
        <draw:connector draw:style-name="gr29" draw:text-style-name="P25" draw:layer="layout" draw:type="line" svg:x1="23.301cm" svg:y1="6.817cm" svg:x2="23.301cm" svg:y2="7.136cm" draw:start-shape="id39" draw:start-glue-point="2" draw:end-shape="id37" draw:end-glue-point="0" svg:d="M23301 6817v319" svg:viewBox="0 0 1 320">
          <text:p/>
        </draw:connector>
        <draw:connector draw:style-name="gr28" draw:text-style-name="P25" draw:layer="layout" draw:type="line" svg:x1="22.059cm" svg:y1="6.321cm" svg:x2="18.541cm" svg:y2="6.321cm" draw:start-shape="id39" draw:start-glue-point="3" draw:end-shape="id40" draw:end-glue-point="1" svg:d="M22059 6321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2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048cm" svg:height="0.992cm" svg:x="12.446cm" svg:y="3.832cm">
          <draw:text-box>
            <text:p><text:span text:style-name="T6">Causality</text:span></text:p>
          </draw:text-box>
        </draw:frame>
        <draw:frame draw:style-name="gr39" draw:text-style-name="P33" draw:layer="layout" svg:width="2.952cm" svg:height="0.992cm" svg:x="12.493cm" svg:y="8.587cm">
          <draw:text-box>
            <text:p text:style-name="P12"><text:span text:style-name="T13">Threat</text:span></text:p>
          </draw:text-box>
        </draw:frame>
        <draw:frame draw:style-name="gr39" draw:text-style-name="P19" xml:id="id41" draw:id="id41" draw:layer="layout" svg:width="2.242cm" svg:height="0.992cm" svg:x="3.36cm" svg:y="8.587cm">
          <draw:text-box>
            <text:p text:style-name="P12"><text:span text:style-name="T10">Asset</text:span></text:p>
          </draw:text-box>
        </draw:frame>
        <draw:connector draw:style-name="gr43" draw:text-style-name="P25" draw:layer="layout" draw:type="line" svg:x1="5.602cm" svg:y1="9.083cm" svg:x2="12.325cm" svg:y2="9.095cm" draw:start-shape="id41" draw:start-glue-point="1" draw:end-shape="id42" draw:end-glue-point="3" svg:d="M5602 9083l6723 12" svg:viewBox="0 0 6724 13">
          <text:p/>
        </draw:connector>
        <draw:frame draw:style-name="gr39" draw:text-style-name="P19" xml:id="id43" draw:id="id43" draw:layer="layout" svg:width="2.242cm" svg:height="0.992cm" svg:x="22.18cm" svg:y="8.605cm">
          <draw:text-box>
            <text:p text:style-name="P12"><text:span text:style-name="T10">Asset</text:span></text:p>
          </draw:text-box>
        </draw:frame>
        <draw:connector draw:style-name="gr43" draw:text-style-name="P25" draw:layer="layout" draw:type="line" svg:x1="22.18cm" svg:y1="9.101cm" svg:x2="15.627cm" svg:y2="9.095cm" draw:start-shape="id43" draw:start-glue-point="3" draw:end-shape="id42" draw:end-glue-point="1" svg:d="M22180 9101l-6553-6" svg:viewBox="0 0 6554 7">
          <text:p/>
        </draw:connector>
        <draw:frame draw:style-name="gr44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4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5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8" draw:text-style-name="P7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9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39" draw:text-style-name="P7" xml:id="id55" draw:id="id55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39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39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39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39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39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50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39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39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6" draw:id="id56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7" draw:id="id57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generates</text:span></text:p>
          </draw:text-box>
        </draw:frame>
        <draw:frame draw:style-name="gr44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39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poses</text:span></text:p>
          </draw:text-box>
        </draw:frame>
        <draw:frame draw:style-name="gr39" draw:text-style-name="P19" xml:id="id52" draw:id="id52" draw:layer="layout" svg:width="2.828cm" svg:height="0.992cm" svg:x="5.013cm" svg:y="5.145cm">
          <draw:text-box>
            <text:p text:style-name="P12"><text:span text:style-name="T10">Risk</text:span></text:p>
          </draw:text-box>
        </draw:frame>
        <draw:connector draw:style-name="gr43" draw:text-style-name="P25" draw:layer="layout" draw:type="line" svg:x1="7.841cm" svg:y1="5.641cm" svg:x2="10.945cm" svg:y2="5.641cm" draw:start-shape="id52" draw:end-shape="id53" draw:end-glue-point="3" svg:d="M7841 5641h3104" svg:viewBox="0 0 3105 1">
          <text:p/>
        </draw:connector>
        <draw:frame draw:style-name="gr39" draw:text-style-name="P19" xml:id="id54" draw:id="id54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3" draw:text-style-name="P25" draw:layer="layout" draw:type="line" svg:x1="7.841cm" svg:y1="4.436cm" svg:x2="9.657cm" svg:y2="4.421cm" draw:start-shape="id54" draw:start-glue-point="1" draw:end-shape="id55" draw:end-glue-point="3" svg:d="M7841 4436l1816-15" svg:viewBox="0 0 1817 16">
          <text:p/>
        </draw:connector>
        <draw:frame draw:style-name="gr44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6" draw:start-glue-point="3" draw:end-shape="id57" draw:end-glue-point="1" svg:d="M14325 9846h-6777" svg:viewBox="0 0 6778 1">
          <text:p/>
        </draw:connector>
        <draw:frame draw:style-name="gr44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39" draw:text-style-name="P19" xml:id="id58" draw:id="id58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6" draw:start-glue-point="1" draw:end-shape="id58" draw:end-glue-point="3" svg:d="M17627 9846h6553" svg:viewBox="0 0 6554 1">
          <text:p/>
        </draw:connector>
        <draw:frame draw:style-name="gr44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5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6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7" draw:text-style-name="P38" xml:id="id59" draw:id="id59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8" draw:text-style-name="P25" draw:layer="layout" svg:x1="3.805cm" svg:y1="6.338cm" svg:x2="5.306cm" svg:y2="8.537cm" draw:start-shape="id59" draw:start-glue-point="2" draw:end-shape="id46" draw:end-glue-point="3" svg:d="M3805 6338v2199h1501" svg:viewBox="0 0 1502 2200">
          <text:p/>
        </draw:connector>
        <draw:custom-shape draw:style-name="gr59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draw:frame draw:style-name="gr39" draw:text-style-name="P7" draw:layer="layout" svg:width="2.381cm" svg:height="0.992cm" svg:x="18.645cm" svg:y="5.145cm">
          <draw:text-box>
            <text:p><text:span text:style-name="T6">Error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1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1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2" draw:text-style-name="P25" draw:layer="layout" svg:x1="15.755cm" svg:y1="8.415cm" svg:x2="21.851cm" svg:y2="8.415cm">
          <text:p/>
        </draw:line>
        <draw:frame draw:style-name="gr63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4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5" draw:text-style-name="P12" draw:layer="layout" svg:x1="9.651cm" svg:y1="2.536cm" svg:x2="9.651cm" svg:y2="10.156cm">
          <text:p/>
        </draw:line>
        <draw:line draw:style-name="gr65" draw:text-style-name="P12" draw:layer="layout" svg:x1="15.747cm" svg:y1="2.536cm" svg:x2="15.747cm" svg:y2="10.156cm">
          <text:p/>
        </draw:line>
        <draw:line draw:style-name="gr65" draw:text-style-name="P12" draw:layer="layout" svg:x1="21.866cm" svg:y1="2.536cm" svg:x2="21.866cm" svg:y2="10.156cm">
          <text:p/>
        </draw:line>
        <draw:custom-shape draw:style-name="gr66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7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69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0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1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3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4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68" draw:text-style-name="P46" draw:layer="layout" svg:width="3.113cm" svg:height="1.017cm" svg:x="13.753cm" svg:y="3.752cm">
          <draw:text-box>
            <text:p><text:span text:style-name="T17">Language</text:span></text:p>
          </draw:text-box>
        </draw:frame>
        <draw:custom-shape draw:style-name="gr75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7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78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3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6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79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0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1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2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1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6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3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3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5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1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2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1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3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3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7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39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88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39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7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89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3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88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39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7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0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1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2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3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2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2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4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2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4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4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3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5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0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1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2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3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2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2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4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2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4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6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7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2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2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99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99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0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1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1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-0.517cm" svg:y="22.31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2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7.918cm" svg:y="7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0.881cm" svg:y="7.435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4.396cm" svg:y="10.12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.997cm" svg:y="3.231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6.671cm" svg:y="3.11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4" draw:layer="layout" svg:width="3.894cm" svg:height="3.893cm" svg:x="17.65cm" svg:y="6.00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1.319cm" svg:y="7.483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304cm" svg:y="7.436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7.797cm" svg:y="9.899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5.398cm" svg:y="3.332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0.072cm" svg:y="3.18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8.301cm" svg:y="6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20.709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1.381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9.527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7.677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106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7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7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8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40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6" draw:text-style-name="P69" xml:id="id61" draw:id="id61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0" draw:text-style-name="P70" xml:id="id63" draw:id="id63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0" draw:id="id60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2" draw:id="id62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0" draw:start-glue-point="1" draw:end-shape="id61" draw:end-glue-point="3" svg:d="M3631 6270h3677" svg:viewBox="0 0 3678 1">
            <text:p/>
          </draw:connector>
          <draw:connector draw:style-name="gr112" draw:text-style-name="P25" draw:layer="layout" draw:type="line" svg:x1="3.538cm" svg:y1="7.581cm" svg:x2="9.091cm" svg:y2="7.581cm" draw:start-shape="id62" draw:start-glue-point="1" draw:end-shape="id63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2" draw:start-glue-point="0" draw:end-shape="id60" draw:end-glue-point="2" svg:d="M2417 7083l-1-314" svg:viewBox="0 0 2 315">
            <text:p/>
          </draw:connector>
          <draw:custom-shape draw:style-name="gr113" draw:text-style-name="P74" xml:id="id65" draw:id="id65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6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4" draw:id="id64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5" draw:layer="layout" draw:type="line" svg:x1="3.538cm" svg:y1="9.022cm" svg:x2="10.261cm" svg:y2="9.031cm" draw:start-shape="id64" draw:start-glue-point="1" draw:end-shape="id65" draw:end-glue-point="3" svg:d="M3538 9022l6723 9" svg:viewBox="0 0 6724 10">
            <text:p/>
          </draw:connector>
          <draw:frame draw:style-name="gr44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5" draw:layer="layout" svg:x1="19.979cm" svg:y1="6.768cm" svg:x2="19.979cm" svg:y2="11.987cm">
            <text:p/>
          </draw:line>
          <draw:line draw:style-name="gr120" draw:text-style-name="P25" draw:layer="layout" svg:x1="20.127cm" svg:y1="6.769cm" svg:x2="20.127cm" svg:y2="11.988cm">
            <text:p/>
          </draw:line>
        </draw:g>
        <draw:line draw:style-name="gr62" draw:text-style-name="P25" draw:layer="layout" svg:x1="20.126cm" svg:y1="9.378cm" svg:x2="21.248cm" svg:y2="9.378cm">
          <text:p/>
        </draw:line>
        <draw:custom-shape draw:style-name="gr121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81" xml:id="id66" draw:id="id66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7" draw:id="id67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9" draw:id="id69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8" draw:id="id68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70" draw:id="id70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6" draw:start-glue-point="1" draw:end-shape="id67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6" draw:start-glue-point="1" draw:end-shape="id68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6" draw:start-glue-point="1" draw:end-shape="id69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6" draw:start-glue-point="1" draw:end-shape="id70" draw:end-glue-point="3" svg:d="M18321 9294l3014 449" svg:viewBox="0 0 3015 450">
          <text:p/>
        </draw:connector>
        <draw:frame draw:style-name="gr44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1" draw:id="id71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3" draw:id="id73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4" draw:id="id74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75" draw:id="id75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6" draw:id="id76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7" draw:id="id77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21.122cm" svg:y1="1.902cm" svg:x2="22.357cm" svg:y2="3.119cm" draw:start-shape="id71" draw:start-glue-point="1" draw:end-shape="id72" draw:end-glue-point="6" svg:d="M21122 1902l1235 1217" svg:viewBox="0 0 1236 1218">
            <text:p/>
          </draw:connector>
          <draw:custom-shape draw:style-name="gr132" draw:text-style-name="P86" xml:id="id72" draw:id="id72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21.122cm" svg:y1="4.443cm" svg:x2="22.357cm" svg:y2="3.119cm" draw:start-shape="id73" draw:start-glue-point="1" draw:end-shape="id72" draw:end-glue-point="6" svg:d="M21122 4443l1235-1324" svg:viewBox="0 0 1236 1325">
            <text:p/>
          </draw:connector>
          <draw:connector draw:style-name="gr131" draw:text-style-name="P25" draw:layer="layout" draw:type="line" svg:x1="21.122cm" svg:y1="3.119cm" svg:x2="22.357cm" svg:y2="3.119cm" draw:start-shape="id74" draw:start-glue-point="1" draw:end-shape="id72" draw:end-glue-point="6" svg:d="M21122 3119h1235" svg:viewBox="0 0 1236 1">
            <text:p/>
          </draw:connector>
          <draw:connector draw:style-name="gr131" draw:text-style-name="P25" draw:layer="layout" draw:type="line" svg:x1="23.957cm" svg:y1="2.155cm" svg:x2="22.865cm" svg:y2="3.119cm" draw:start-shape="id75" draw:start-glue-point="3" draw:end-shape="id72" draw:end-glue-point="10" svg:d="M23957 2155l-1092 964" svg:viewBox="0 0 1093 965">
            <text:p/>
          </draw:connector>
          <draw:connector draw:style-name="gr131" draw:text-style-name="P25" draw:layer="layout" draw:type="line" svg:x1="23.957cm" svg:y1="4.189cm" svg:x2="22.865cm" svg:y2="3.119cm" draw:start-shape="id76" draw:start-glue-point="3" draw:end-shape="id72" draw:end-glue-point="10" svg:d="M23957 4189l-1092-1070" svg:viewBox="0 0 1093 1071">
            <text:p/>
          </draw:connector>
          <draw:connector draw:style-name="gr131" draw:text-style-name="P25" draw:layer="layout" draw:type="line" svg:x1="23.957cm" svg:y1="3.119cm" svg:x2="22.865cm" svg:y2="3.119cm" draw:start-shape="id77" draw:start-glue-point="3" draw:end-shape="id72" draw:end-glue-point="10" svg:d="M23957 3119h-1092" svg:viewBox="0 0 1093 1">
            <text:p/>
          </draw:connector>
        </draw:g>
        <draw:g>
          <draw:custom-shape draw:style-name="gr127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8" draw:id="id78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80" draw:id="id80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1" draw:id="id81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82" draw:id="id82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3" draw:id="id83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4" draw:id="id84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.902cm" svg:x2="11.143cm" svg:y2="3.119cm" draw:start-shape="id78" draw:start-glue-point="1" draw:end-shape="id79" draw:end-glue-point="6" svg:d="M9908 1902l1235 1217" svg:viewBox="0 0 1236 1218">
            <text:p/>
          </draw:connector>
          <draw:custom-shape draw:style-name="gr132" draw:text-style-name="P86" xml:id="id79" draw:id="id79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4.443cm" svg:x2="11.143cm" svg:y2="3.119cm" draw:start-shape="id80" draw:start-glue-point="1" draw:end-shape="id79" draw:end-glue-point="6" svg:d="M9908 4443l1235-1324" svg:viewBox="0 0 1236 1325">
            <text:p/>
          </draw:connector>
          <draw:connector draw:style-name="gr131" draw:text-style-name="P25" draw:layer="layout" draw:type="line" svg:x1="9.908cm" svg:y1="3.119cm" svg:x2="11.143cm" svg:y2="3.119cm" draw:start-shape="id81" draw:start-glue-point="1" draw:end-shape="id79" draw:end-glue-point="6" svg:d="M9908 3119h1235" svg:viewBox="0 0 1236 1">
            <text:p/>
          </draw:connector>
          <draw:connector draw:style-name="gr131" draw:text-style-name="P25" draw:layer="layout" draw:type="line" svg:x1="12.743cm" svg:y1="2.155cm" svg:x2="11.651cm" svg:y2="3.119cm" draw:start-shape="id82" draw:start-glue-point="3" draw:end-shape="id79" draw:end-glue-point="10" svg:d="M12743 2155l-1092 964" svg:viewBox="0 0 1093 965">
            <text:p/>
          </draw:connector>
          <draw:connector draw:style-name="gr131" draw:text-style-name="P25" draw:layer="layout" draw:type="line" svg:x1="12.743cm" svg:y1="4.189cm" svg:x2="11.651cm" svg:y2="3.119cm" draw:start-shape="id83" draw:start-glue-point="3" draw:end-shape="id79" draw:end-glue-point="10" svg:d="M12743 4189l-1092-1070" svg:viewBox="0 0 1093 1071">
            <text:p/>
          </draw:connector>
          <draw:connector draw:style-name="gr131" draw:text-style-name="P25" draw:layer="layout" draw:type="line" svg:x1="12.743cm" svg:y1="3.119cm" svg:x2="11.651cm" svg:y2="3.119cm" draw:start-shape="id84" draw:start-glue-point="3" draw:end-shape="id79" draw:end-glue-point="10" svg:d="M12743 3119h-1092" svg:viewBox="0 0 1093 1">
            <text:p/>
          </draw:connector>
        </draw:g>
        <draw:custom-shape draw:style-name="gr124" draw:text-style-name="P81" xml:id="id85" draw:id="id85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6" draw:id="id86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9" draw:id="id89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7" draw:id="id87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88" draw:id="id88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5" draw:layer="layout" draw:type="line" svg:x1="16.796cm" svg:y1="9.675cm" svg:x2="16.789cm" svg:y2="13.449cm" draw:start-shape="id66" draw:start-glue-point="2" draw:end-shape="id85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5" draw:start-glue-point="3" draw:end-shape="id86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5" draw:start-glue-point="3" draw:end-shape="id87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5" draw:start-glue-point="3" draw:end-shape="id88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5" draw:start-glue-point="3" draw:end-shape="id89" draw:end-glue-point="1" svg:d="M15265 13830l-2021 772" svg:viewBox="0 0 2022 773">
          <text:p/>
        </draw:connector>
        <draw:frame draw:style-name="gr44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5" draw:layer="layout" svg:x1="11.572cm" svg:y1="5.23cm" svg:x2="11.572cm" svg:y2="10.16cm">
          <text:p/>
        </draw:line>
        <draw:line draw:style-name="gr136" draw:text-style-name="P25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8" draw:id="id98">
          <draw:custom-shape draw:style-name="gr127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90" draw:id="id90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2" draw:id="id92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3" draw:id="id93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94" draw:id="id94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5" draw:id="id95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6" draw:id="id96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8.804cm" svg:x2="11.143cm" svg:y2="20.021cm" draw:start-shape="id90" draw:start-glue-point="1" draw:end-shape="id91" draw:end-glue-point="6" svg:d="M9908 18804l1235 1217" svg:viewBox="0 0 1236 1218">
            <text:p/>
          </draw:connector>
          <draw:custom-shape draw:style-name="gr132" draw:text-style-name="P86" xml:id="id91" draw:id="id91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21.345cm" svg:x2="11.143cm" svg:y2="20.021cm" draw:start-shape="id92" draw:start-glue-point="1" draw:end-shape="id91" draw:end-glue-point="6" svg:d="M9908 21345l1235-1324" svg:viewBox="0 0 1236 1325">
            <text:p/>
          </draw:connector>
          <draw:connector draw:style-name="gr131" draw:text-style-name="P25" draw:layer="layout" draw:type="line" svg:x1="9.908cm" svg:y1="20.021cm" svg:x2="11.143cm" svg:y2="20.021cm" draw:start-shape="id93" draw:start-glue-point="1" draw:end-shape="id91" draw:end-glue-point="6" svg:d="M9908 20021h1235" svg:viewBox="0 0 1236 1">
            <text:p/>
          </draw:connector>
          <draw:connector draw:style-name="gr131" draw:text-style-name="P25" draw:layer="layout" draw:type="line" svg:x1="12.743cm" svg:y1="19.057cm" svg:x2="11.651cm" svg:y2="20.021cm" draw:start-shape="id94" draw:start-glue-point="3" draw:end-shape="id91" draw:end-glue-point="10" svg:d="M12743 19057l-1092 964" svg:viewBox="0 0 1093 965">
            <text:p/>
          </draw:connector>
          <draw:connector draw:style-name="gr131" draw:text-style-name="P25" draw:layer="layout" draw:type="line" svg:x1="12.743cm" svg:y1="21.091cm" svg:x2="11.651cm" svg:y2="20.021cm" draw:start-shape="id95" draw:start-glue-point="3" draw:end-shape="id91" draw:end-glue-point="10" svg:d="M12743 21091l-1092-1070" svg:viewBox="0 0 1093 1071">
            <text:p/>
          </draw:connector>
          <draw:connector draw:style-name="gr131" draw:text-style-name="P25" draw:layer="layout" draw:type="line" svg:x1="12.743cm" svg:y1="20.021cm" svg:x2="11.651cm" svg:y2="20.021cm" draw:start-shape="id96" draw:start-glue-point="3" draw:end-shape="id91" draw:end-glue-point="10" svg:d="M12743 20021h-1092" svg:viewBox="0 0 1093 1">
            <text:p/>
          </draw:connector>
        </draw:g>
        <draw:custom-shape draw:style-name="gr138" draw:text-style-name="P87" xml:id="id99" draw:id="id99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xml:id="id97" draw:id="id97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5" draw:layer="layout" draw:type="line" svg:x1="21.54cm" svg:y1="13.83cm" svg:x2="18.314cm" svg:y2="13.83cm" draw:start-shape="id97" draw:start-glue-point="3" draw:end-shape="id85" draw:end-glue-point="1" svg:d="M21540 13830h-3226" svg:viewBox="0 0 3227 1">
          <text:p/>
        </draw:connector>
        <draw:connector draw:style-name="gr136" draw:text-style-name="P25" draw:layer="layout" svg:x1="16.525cm" svg:y1="19.565cm" svg:x2="23.064cm" svg:y2="17.27cm" draw:start-shape="id98" draw:start-glue-point="1" draw:end-shape="id99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0" draw:id="id100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1" draw:id="id101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0" draw:start-glue-point="1" draw:end-shape="id101" draw:end-glue-point="3" svg:d="M16221 3281h762v460h763" svg:viewBox="0 0 1526 461">
          <text:p/>
        </draw:connector>
        <draw:custom-shape draw:style-name="gr140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4" draw:id="id104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2" draw:id="id102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3" draw:id="id103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2" draw:start-glue-point="1" draw:end-shape="id103" draw:end-glue-point="3" svg:d="M16242 4443h752v705h752" svg:viewBox="0 0 1505 706">
          <text:p/>
        </draw:connector>
        <draw:custom-shape draw:style-name="gr145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2" xml:id="id105" draw:id="id105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4" draw:start-glue-point="1" draw:end-shape="id105" draw:end-glue-point="3" svg:d="M21047 3878h913v625h913" svg:viewBox="0 0 1827 626">
          <text:p/>
        </draw:connector>
        <draw:frame draw:style-name="gr146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7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94" xml:id="id106" draw:id="id106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8" draw:id="id108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9" draw:id="id109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94" xml:id="id110" draw:id="id110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1" draw:id="id111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2" draw:id="id112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94" xml:id="id107" draw:id="id107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6" draw:start-glue-point="10" draw:end-shape="id107" draw:end-glue-point="6" svg:d="M5616 6477h609v1642h607" svg:viewBox="0 0 1217 1643">
          <text:p/>
        </draw:connector>
        <draw:connector draw:style-name="gr155" draw:text-style-name="P12" draw:layer="layout" svg:x1="5.616cm" svg:y1="7.477cm" svg:x2="6.832cm" svg:y2="8.119cm" draw:start-shape="id108" draw:start-glue-point="10" draw:end-shape="id107" draw:end-glue-point="6" svg:d="M5616 7477h609v642h607" svg:viewBox="0 0 1217 643">
          <text:p/>
        </draw:connector>
        <draw:connector draw:style-name="gr155" draw:text-style-name="P12" draw:layer="layout" svg:x1="5.616cm" svg:y1="9.377cm" svg:x2="6.832cm" svg:y2="8.119cm" draw:start-shape="id109" draw:start-glue-point="10" draw:end-shape="id107" draw:end-glue-point="6" svg:d="M5616 9377h609v-1258h607" svg:viewBox="0 0 1217 1259">
          <text:p/>
        </draw:connector>
        <draw:connector draw:style-name="gr154" draw:text-style-name="P12" draw:layer="layout" svg:x1="7.086cm" svg:y1="8.119cm" svg:x2="8.194cm" svg:y2="6.477cm" draw:start-shape="id107" draw:start-glue-point="10" draw:end-shape="id110" draw:end-glue-point="6" svg:d="M7086 8119h555v-1642h553" svg:viewBox="0 0 1109 1643">
          <text:p/>
        </draw:connector>
        <draw:connector draw:style-name="gr155" draw:text-style-name="P12" draw:layer="layout" svg:x1="7.086cm" svg:y1="8.119cm" svg:x2="8.194cm" svg:y2="7.477cm" draw:start-shape="id107" draw:start-glue-point="10" draw:end-shape="id111" draw:end-glue-point="6" svg:d="M7086 8119h555v-642h553" svg:viewBox="0 0 1109 643">
          <text:p/>
        </draw:connector>
        <draw:connector draw:style-name="gr154" draw:text-style-name="P12" draw:layer="layout" svg:x1="7.086cm" svg:y1="8.119cm" svg:x2="8.194cm" svg:y2="9.377cm" draw:start-shape="id107" draw:start-glue-point="10" draw:end-shape="id112" draw:end-glue-point="6" svg:d="M7086 8119h555v1258h553" svg:viewBox="0 0 1109 1259">
          <text:p/>
        </draw:connector>
        <draw:line draw:style-name="gr156" draw:text-style-name="P25" draw:layer="layout" svg:x1="6.081cm" svg:y1="4.572cm" svg:x2="4.43cm" svg:y2="5.588cm">
          <text:p/>
        </draw:line>
        <draw:line draw:style-name="gr156" draw:text-style-name="P25" draw:layer="layout" svg:x1="7.605cm" svg:y1="4.572cm" svg:x2="9.256cm" svg:y2="5.588cm">
          <text:p/>
        </draw:line>
        <draw:frame draw:style-name="gr157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62" xml:id="id113" draw:id="id113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14" draw:id="id114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3" draw:start-glue-point="1" draw:end-shape="id114" draw:end-glue-point="3" svg:d="M7891 3548h2872v895h2872" svg:viewBox="0 0 5745 896">
          <text:p/>
        </draw:connector>
        <draw:g>
          <draw:custom-shape draw:style-name="gr160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98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7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115" draw:id="id115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7" draw:id="id117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18" draw:id="id118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119" draw:id="id119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20" draw:id="id120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21" draw:id="id121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16.243cm" svg:y1="11.304cm" svg:x2="17.478cm" svg:y2="12.521cm" draw:start-shape="id115" draw:start-glue-point="1" draw:end-shape="id116" draw:end-glue-point="6" svg:d="M16243 11304l1235 1217" svg:viewBox="0 0 1236 1218">
            <text:p/>
          </draw:connector>
          <draw:custom-shape draw:style-name="gr132" draw:text-style-name="P86" xml:id="id116" draw:id="id116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16.243cm" svg:y1="13.845cm" svg:x2="17.478cm" svg:y2="12.521cm" draw:start-shape="id117" draw:start-glue-point="1" draw:end-shape="id116" draw:end-glue-point="6" svg:d="M16243 13845l1235-1324" svg:viewBox="0 0 1236 1325">
            <text:p/>
          </draw:connector>
          <draw:connector draw:style-name="gr131" draw:text-style-name="P25" draw:layer="layout" draw:type="line" svg:x1="16.243cm" svg:y1="12.521cm" svg:x2="17.478cm" svg:y2="12.521cm" draw:start-shape="id118" draw:start-glue-point="1" draw:end-shape="id116" draw:end-glue-point="6" svg:d="M16243 12521h1235" svg:viewBox="0 0 1236 1">
            <text:p/>
          </draw:connector>
          <draw:connector draw:style-name="gr131" draw:text-style-name="P25" draw:layer="layout" draw:type="line" svg:x1="19.078cm" svg:y1="11.557cm" svg:x2="17.986cm" svg:y2="12.521cm" draw:start-shape="id119" draw:start-glue-point="3" draw:end-shape="id116" draw:end-glue-point="10" svg:d="M19078 11557l-1092 964" svg:viewBox="0 0 1093 965">
            <text:p/>
          </draw:connector>
          <draw:connector draw:style-name="gr131" draw:text-style-name="P25" draw:layer="layout" draw:type="line" svg:x1="19.078cm" svg:y1="13.591cm" svg:x2="17.986cm" svg:y2="12.521cm" draw:start-shape="id120" draw:start-glue-point="3" draw:end-shape="id116" draw:end-glue-point="10" svg:d="M19078 13591l-1092-1070" svg:viewBox="0 0 1093 1071">
            <text:p/>
          </draw:connector>
          <draw:connector draw:style-name="gr131" draw:text-style-name="P25" draw:layer="layout" draw:type="line" svg:x1="19.078cm" svg:y1="12.521cm" svg:x2="17.986cm" svg:y2="12.521cm" draw:start-shape="id121" draw:start-glue-point="3" draw:end-shape="id116" draw:end-glue-point="10" svg:d="M19078 12521h-1092" svg:viewBox="0 0 1093 1">
            <text:p/>
          </draw:connector>
        </draw:g>
        <draw:custom-shape draw:style-name="gr161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3.54cm" svg:y1="25.15cm" svg:x2="5.572cm" svg:y2="25.15cm">
          <text:p/>
        </draw:line>
        <draw:line draw:style-name="gr162" draw:text-style-name="P25" draw:layer="layout" svg:x1="3.54cm" svg:y1="27.55cm" svg:x2="5.572cm" svg:y2="27.55cm">
          <text:p/>
        </draw:line>
        <draw:frame draw:style-name="gr163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91" xml:id="id124" draw:id="id124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2" draw:start-glue-point="1" draw:end-shape="id123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4" draw:end-shape="id125" draw:end-glue-point="3" svg:d="M11758 24591h2944v-621h2945" svg:viewBox="0 0 5890 622">
          <text:p/>
        </draw:connector>
        <draw:custom-shape draw:style-name="gr165" draw:text-style-name="P91" xml:id="id128" draw:id="id128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6" draw:start-glue-point="1" draw:end-shape="id127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8" draw:start-glue-point="1" draw:end-shape="id129" draw:end-glue-point="3" svg:d="M11758 27347h3479v-2477h2410" svg:viewBox="0 0 5890 2478">
          <text:p/>
        </draw:connector>
        <draw:frame draw:style-name="gr166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91" xml:id="id130" draw:id="id130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25" draw:id="id125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9" draw:id="id129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1" draw:id="id131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0" draw:start-glue-point="1" draw:end-shape="id131" draw:end-glue-point="3" svg:d="M11758 21789h3325v1281h2564" svg:viewBox="0 0 5890 1282">
          <text:p/>
        </draw:connector>
        <draw:custom-shape draw:style-name="gr170" draw:text-style-name="P10" xml:id="id132" draw:id="id132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2" draw:start-glue-point="1" draw:end-shape="id133" draw:end-glue-point="3" svg:d="M21556 23933h574v1586h574" svg:viewBox="0 0 1149 1587">
          <text:p/>
        </draw:connector>
        <draw:g>
          <draw:line draw:style-name="gr62" draw:text-style-name="P25" draw:layer="layout" svg:x1="23.08cm" svg:y1="25.519cm" svg:x2="25.112cm" svg:y2="25.519cm">
            <text:p/>
          </draw:line>
          <draw:custom-shape draw:style-name="gr170" draw:text-style-name="P10" xml:id="id133" draw:id="id133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62" xml:id="id122" draw:id="id122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6" draw:id="id126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62" xml:id="id123" draw:id="id123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7" draw:id="id127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98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98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2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34" draw:id="id134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5" draw:id="id135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4" draw:start-glue-point="1" draw:end-shape="id135" draw:end-glue-point="1" svg:d="M22864 11579h501v4491h-760" svg:viewBox="0 0 761 4492">
          <text:p/>
        </draw:connector>
        <draw:custom-shape draw:style-name="gr141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104" xml:id="id139" draw:id="id139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104" xml:id="id136" draw:id="id136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104" xml:id="id137" draw:id="id137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04" xml:id="id140" draw:id="id140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6" draw:start-glue-point="1" draw:end-shape="id137" draw:end-glue-point="3" svg:d="M11843 6786h1127" svg:viewBox="0 0 1128 1">
          <text:p/>
        </draw:connector>
        <draw:custom-shape draw:style-name="gr175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104" xml:id="id138" draw:id="id138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8" draw:start-glue-point="1" draw:end-shape="id139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39" draw:end-glue-point="3" svg:d="M8191 6786h1113" svg:viewBox="0 0 1114 1">
          <text:p/>
        </draw:connector>
        <draw:custom-shape draw:style-name="gr174" draw:text-style-name="P104" xml:id="id141" draw:id="id141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0" draw:start-glue-point="1" draw:end-shape="id141" draw:end-glue-point="3" svg:d="M15509 6786h835" svg:viewBox="0 0 836 1">
          <text:p/>
        </draw:connector>
        <draw:custom-shape draw:style-name="gr176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8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98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8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98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98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98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98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98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98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25" draw:layer="layout" svg:x1="15.493cm" svg:y1="10.762cm" svg:x2="17.498cm" svg:y2="10.762cm">
          <text:p/>
        </draw:line>
        <draw:line draw:style-name="gr58" draw:text-style-name="P25" draw:layer="layout" svg:x1="9.449cm" svg:y1="10.762cm" svg:x2="10.968cm" svg:y2="10.762cm">
          <text:p/>
        </draw:line>
        <draw:line draw:style-name="gr58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98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98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98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8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9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79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98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98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98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98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0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1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4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98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98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98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98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79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2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5" draw:layer="layout" svg:x1="4.494cm" svg:y1="5.566cm" svg:x2="4.494cm" svg:y2="8.614cm">
          <text:p/>
        </draw:line>
        <draw:line draw:style-name="gr156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3" draw:text-style-name="P12" draw:layer="layout" svg:x1="7.531cm" svg:y1="1.705cm" svg:x2="7.531cm" svg:y2="24.236cm">
          <text:p/>
        </draw:line>
        <draw:frame draw:style-name="gr184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5" draw:text-style-name="P115" xml:id="id146" draw:id="id146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5" draw:id="id155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8" draw:id="id158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43" draw:id="id143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47" draw:id="id147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44" draw:id="id144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1" xml:id="id153" draw:id="id153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3" xml:id="id142" draw:id="id142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50" draw:id="id150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54" draw:id="id154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3" draw:text-style-name="P123" xml:id="id145" draw:id="id145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7" xml:id="id156" draw:id="id156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9" xml:id="id157" draw:id="id157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xml:id="id149" draw:id="id149" draw:layer="layout" svg:x1="11.002cm" svg:y1="9.92cm" svg:x2="11.002cm" svg:y2="9.92cm" draw:start-shape="id142" draw:start-glue-point="1" draw:end-shape="id142" svg:d="M11002 9920z" svg:viewBox="0 0 1 1">
          <text:p/>
        </draw:connector>
        <draw:connector draw:style-name="gr62" draw:text-style-name="P25" draw:layer="layout" draw:type="line" svg:x1="9.783cm" svg:y1="6.769cm" svg:x2="9.783cm" svg:y2="9.026cm" draw:start-shape="id143" draw:start-glue-point="2" draw:end-shape="id142" draw:end-glue-point="0" svg:d="M9783 6769v2257" svg:viewBox="0 0 1 2258">
          <text:p/>
        </draw:connector>
        <draw:connector draw:style-name="gr62" draw:text-style-name="P25" draw:layer="layout" svg:x1="22.061cm" svg:y1="5.744cm" svg:x2="25.493cm" svg:y2="14.057cm" draw:start-shape="id144" draw:start-glue-point="1" draw:end-shape="id145" draw:end-glue-point="0" svg:d="M22061 5744h3432v8313" svg:viewBox="0 0 3433 8314">
          <text:p/>
        </draw:connector>
        <draw:connector draw:style-name="gr62" draw:text-style-name="P25" draw:layer="layout" draw:type="line" svg:x1="6.02cm" svg:y1="9.92cm" svg:x2="8.564cm" svg:y2="9.92cm" draw:start-shape="id146" draw:start-glue-point="1" draw:end-shape="id142" draw:end-glue-point="3" svg:d="M6020 9920h2544" svg:viewBox="0 0 2545 1">
          <text:p/>
        </draw:connector>
        <draw:custom-shape draw:style-name="gr196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52" draw:id="id152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199" draw:text-style-name="P25" draw:layer="layout" svg:x1="15.734cm" svg:y1="8.869cm" svg:x2="14.398cm" svg:y2="6.639cm" draw:start-shape="id147" draw:start-glue-point="1" draw:end-shape="id148" draw:end-glue-point="2" svg:d="M15734 8869h500v-1563h-1836v-667" svg:viewBox="0 0 1837 2231">
          <text:p/>
        </draw:connector>
        <draw:custom-shape draw:style-name="gr197" draw:text-style-name="P123" xml:id="id151" draw:id="id151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svg:x1="11.002cm" svg:y1="9.92cm" svg:x2="12.519cm" svg:y2="8.869cm" draw:start-shape="id149" draw:start-glue-point="0" draw:end-shape="id147" draw:end-glue-point="3" svg:d="M11002 9920h758v-1051h759" svg:viewBox="0 0 1518 1052">
          <text:p/>
        </draw:connector>
        <draw:connector draw:style-name="gr62" draw:text-style-name="P25" draw:layer="layout" svg:x1="11.002cm" svg:y1="9.92cm" svg:x2="12.519cm" svg:y2="10.963cm" draw:start-shape="id149" draw:start-glue-point="0" draw:end-shape="id150" draw:end-glue-point="3" svg:d="M11002 9920h758v1043h759" svg:viewBox="0 0 1518 1044">
          <text:p/>
        </draw:connector>
        <draw:connector draw:style-name="gr62" draw:text-style-name="P25" draw:layer="layout" svg:x1="16.318cm" svg:y1="5.333cm" svg:x2="18.947cm" svg:y2="5.333cm" draw:start-shape="id151" draw:start-glue-point="1" draw:end-shape="id152" draw:end-glue-point="3" svg:d="M16318 5333h2629" svg:viewBox="0 0 2630 1">
          <text:p/>
        </draw:connector>
        <draw:custom-shape draw:style-name="gr188" draw:text-style-name="P119" xml:id="id148" draw:id="id148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617cm" svg:y1="5.744cm" svg:x2="19.623cm" svg:y2="5.744cm" draw:start-shape="id148" draw:start-glue-point="1" draw:end-shape="id144" draw:end-glue-point="3" svg:d="M15617 5744h4006" svg:viewBox="0 0 4007 1">
          <text:p/>
        </draw:connector>
        <draw:connector draw:style-name="gr62" draw:text-style-name="P25" draw:layer="layout" draw:type="line" svg:x1="15.722cm" svg:y1="10.963cm" svg:x2="18.257cm" svg:y2="10.963cm" draw:start-shape="id150" draw:start-glue-point="1" draw:end-shape="id153" draw:end-glue-point="3" svg:d="M15722 10963h2535" svg:viewBox="0 0 2536 1">
          <text:p/>
        </draw:connector>
        <draw:frame draw:style-name="gr200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2" draw:text-style-name="P25" draw:layer="layout" svg:x1="20.955cm" svg:y1="10.963cm" svg:x2="25.493cm" svg:y2="14.057cm" draw:start-shape="id153" draw:start-glue-point="1" draw:end-shape="id145" draw:end-glue-point="0" svg:d="M20955 10963h4538v3094" svg:viewBox="0 0 4539 3095">
          <text:p/>
        </draw:connector>
        <draw:connector draw:style-name="gr62" draw:text-style-name="P25" draw:layer="layout" draw:type="line" svg:x1="24.127cm" svg:y1="15.082cm" svg:x2="21.199cm" svg:y2="15.082cm" draw:start-shape="id145" draw:start-glue-point="3" draw:end-shape="id154" draw:end-glue-point="1" svg:d="M24127 15082h-2928" svg:viewBox="0 0 2929 1">
          <text:p/>
        </draw:connector>
        <draw:connector draw:style-name="gr62" draw:text-style-name="P25" draw:layer="layout" draw:type="line" svg:x1="17.436cm" svg:y1="15.082cm" svg:x2="6.02cm" svg:y2="15.082cm" draw:start-shape="id154" draw:start-glue-point="3" draw:end-shape="id155" draw:end-glue-point="1" svg:d="M17436 15082h-11416" svg:viewBox="0 0 11417 1">
          <text:p/>
        </draw:connector>
        <draw:connector draw:style-name="gr62" draw:text-style-name="P25" draw:layer="layout" draw:type="line" svg:x1="13.436cm" svg:y1="22.285cm" svg:x2="13.436cm" svg:y2="21.197cm" draw:start-shape="id156" draw:start-glue-point="0" draw:end-shape="id157" svg:d="M13436 22285v-1088" svg:viewBox="0 0 1 1089">
          <text:p/>
        </draw:connector>
        <draw:connector draw:style-name="gr62" draw:text-style-name="P25" draw:layer="layout" draw:type="line" svg:x1="3.452cm" svg:y1="15.553cm" svg:x2="3.452cm" svg:y2="19.556cm" draw:start-shape="id155" draw:start-glue-point="2" draw:end-shape="id158" draw:end-glue-point="0" svg:d="M3452 15553v4003" svg:viewBox="0 0 1 4004">
          <text:p/>
        </draw:connector>
        <draw:connector draw:style-name="gr201" draw:text-style-name="P25" draw:layer="layout" draw:type="line" svg:x1="6.02cm" svg:y1="20.026cm" svg:x2="11.682cm" svg:y2="20.026cm" draw:start-shape="id158" draw:start-glue-point="1" draw:end-shape="id157" draw:end-glue-point="3" svg:d="M6020 20026h5662" svg:viewBox="0 0 5663 1">
          <text:p/>
        </draw:connector>
        <draw:custom-shape draw:style-name="gr202" draw:text-style-name="P133" xml:id="id159" draw:id="id159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svg:x1="18.093cm" svg:y1="22.285cm" svg:x2="13.436cm" svg:y2="21.197cm" draw:start-shape="id159" draw:start-glue-point="0" draw:end-shape="id157" draw:end-glue-point="2" svg:d="M18093 22285v-531h-4657v-557" svg:viewBox="0 0 4658 1089">
          <text:p/>
        </draw:connector>
        <draw:connector draw:style-name="gr62" draw:text-style-name="P25" draw:layer="layout" svg:x1="25.493cm" svg:y1="16.108cm" svg:x2="19.798cm" svg:y2="23.179cm" draw:start-shape="id145" draw:start-glue-point="2" draw:end-shape="id159" draw:end-glue-point="1" svg:d="M25493 16108v7071h-5695" svg:viewBox="0 0 5696 7072">
          <text:p/>
        </draw:connector>
        <draw:frame draw:style-name="gr198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2" draw:text-style-name="P25" draw:layer="layout" svg:x1="19.606cm" svg:y1="11.858cm" svg:x2="3.452cm" svg:y2="10.391cm" draw:start-shape="id153" draw:start-glue-point="2" draw:end-shape="id146" draw:end-glue-point="2" svg:d="M19606 11858v500h-16154v-1967" svg:viewBox="0 0 16155 1968">
          <text:p/>
        </draw:connector>
        <draw:frame draw:style-name="gr203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2" draw:text-style-name="P25" draw:layer="layout" draw:line-skew="1.293cm" svg:x1="1.884cm" svg:y1="10.425cm" svg:x2="25.493cm" svg:y2="14.057cm" draw:start-shape="id160" draw:start-glue-point="2" draw:end-shape="id145" draw:end-glue-point="0" svg:d="M1884 10425v3095h23609v537" svg:viewBox="0 0 23610 3633">
          <text:p/>
        </draw:connector>
        <draw:custom-shape draw:style-name="gr204" draw:text-style-name="P118" xml:id="id160" draw:id="id160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line draw:style-name="gr205" draw:text-style-name="P12" draw:layer="layout" svg:x1="12.131cm" svg:y1="2.079cm" svg:x2="12.131cm" svg:y2="15.443cm">
          <text:p/>
        </draw:line>
        <draw:frame draw:style-name="gr184" draw:text-style-name="P113" draw:layer="layout" svg:width="2.029cm" svg:height="0.996cm" svg:x="10.051cm" svg:y="1.647cm">
          <draw:text-box>
            <text:p text:style-name="P12"><text:span text:style-name="T28">User</text:span></text:p>
          </draw:text-box>
        </draw:frame>
        <draw:custom-shape draw:style-name="gr185" draw:text-style-name="P115" xml:id="id165" draw:id="id165" draw:layer="layout" svg:width="5.135cm" svg:height="0.941cm" svg:x="0.396cm" svg:y="22.87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74" draw:id="id174" draw:layer="layout" svg:width="5.135cm" svg:height="0.941cm" svg:x="0.396cm" svg:y="28.037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77" draw:id="id177" draw:layer="layout" svg:width="5.135cm" svg:height="0.941cm" svg:x="0.396cm" svg:y="32.981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62" draw:id="id162" draw:layer="layout" svg:width="2.438cm" svg:height="1.789cm" svg:x="8.075cm" svg:y="18.405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66" draw:id="id166" draw:layer="layout" svg:width="3.215cm" svg:height="1.789cm" svg:x="12.03cm" svg:y="21.4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63" draw:id="id163" draw:layer="layout" svg:width="2.438cm" svg:height="1.789cm" svg:x="19.134cm" svg:y="18.27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121" xml:id="id172" draw:id="id172" draw:layer="layout" svg:width="2.698cm" svg:height="1.789cm" svg:x="17.768cm" svg:y="23.494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23" xml:id="id161" draw:id="id161" draw:layer="layout" svg:width="2.438cm" svg:height="1.789cm" svg:x="8.075cm" svg:y="22.451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69" draw:id="id169" draw:layer="layout" svg:width="3.203cm" svg:height="1.789cm" svg:x="12.03cm" svg:y="23.494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73" draw:id="id173" draw:layer="layout" svg:width="3.763cm" svg:height="2.061cm" svg:x="16.947cm" svg:y="27.477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208" draw:text-style-name="P123" xml:id="id164" draw:id="id164" draw:layer="layout" svg:width="2.733cm" svg:height="2.051cm" svg:x="23.638cm" svg:y="27.482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209" draw:text-style-name="P127" xml:id="id175" draw:id="id175" draw:layer="layout" svg:width="3.409cm" svg:height="1.789cm" svg:x="11.243cm" svg:y="35.71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210" draw:text-style-name="P129" xml:id="id176" draw:id="id176" draw:layer="layout" svg:width="3.509cm" svg:height="2.342cm" svg:x="11.193cm" svg:y="32.28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xml:id="id168" draw:id="id168" draw:layer="layout" svg:x1="10.513cm" svg:y1="23.345cm" svg:x2="10.513cm" svg:y2="23.345cm" draw:start-shape="id161" draw:start-glue-point="1" draw:end-shape="id161" svg:d="M10513 23345z" svg:viewBox="0 0 1 1">
          <text:p/>
        </draw:connector>
        <draw:connector draw:style-name="gr62" draw:text-style-name="P25" draw:layer="layout" draw:type="line" svg:x1="9.294cm" svg:y1="20.194cm" svg:x2="9.294cm" svg:y2="22.451cm" draw:start-shape="id162" draw:start-glue-point="2" draw:end-shape="id161" draw:end-glue-point="0" svg:d="M9294 20194v2257" svg:viewBox="0 0 1 2258">
          <text:p/>
        </draw:connector>
        <draw:connector draw:style-name="gr62" draw:text-style-name="P25" draw:layer="layout" svg:x1="21.572cm" svg:y1="19.169cm" svg:x2="25.004cm" svg:y2="27.482cm" draw:start-shape="id163" draw:start-glue-point="1" draw:end-shape="id164" draw:end-glue-point="0" svg:d="M21572 19169h3432v8313" svg:viewBox="0 0 3433 8314">
          <text:p/>
        </draw:connector>
        <draw:connector draw:style-name="gr62" draw:text-style-name="P25" draw:layer="layout" draw:type="line" svg:x1="5.531cm" svg:y1="23.345cm" svg:x2="8.075cm" svg:y2="23.345cm" draw:start-shape="id165" draw:start-glue-point="1" draw:end-shape="id161" draw:end-glue-point="3" svg:d="M5531 23345h2544" svg:viewBox="0 0 2545 1">
          <text:p/>
        </draw:connector>
        <draw:custom-shape draw:style-name="gr196" draw:text-style-name="P123" draw:layer="layout" svg:width="11.466cm" svg:height="4.087cm" svg:x="11.387cm" svg:y="16.395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71" draw:id="id171" draw:layer="layout" svg:width="3.871cm" svg:height="2.987cm" svg:x="18.458cm" svg:y="17.265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341cm" svg:y="17.976cm">
          <draw:text-box>
            <text:p><text:span text:style-name="T44">map</text:span></text:p>
          </draw:text-box>
        </draw:frame>
        <draw:connector draw:style-name="gr199" draw:text-style-name="P25" draw:layer="layout" svg:x1="15.245cm" svg:y1="22.294cm" svg:x2="13.909cm" svg:y2="20.064cm" draw:start-shape="id166" draw:start-glue-point="1" draw:end-shape="id167" draw:end-glue-point="2" svg:d="M15245 22294h500v-1563h-1836v-667" svg:viewBox="0 0 1837 2231">
          <text:p/>
        </draw:connector>
        <draw:custom-shape draw:style-name="gr197" draw:text-style-name="P123" xml:id="id170" draw:id="id170" draw:layer="layout" svg:width="3.871cm" svg:height="2.987cm" svg:x="11.958cm" svg:y="17.265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svg:x1="10.513cm" svg:y1="23.345cm" svg:x2="12.03cm" svg:y2="22.294cm" draw:start-shape="id168" draw:start-glue-point="0" draw:end-shape="id166" draw:end-glue-point="3" svg:d="M10513 23345h758v-1051h759" svg:viewBox="0 0 1518 1052">
          <text:p/>
        </draw:connector>
        <draw:connector draw:style-name="gr62" draw:text-style-name="P25" draw:layer="layout" svg:x1="10.513cm" svg:y1="23.345cm" svg:x2="12.03cm" svg:y2="24.388cm" draw:start-shape="id168" draw:start-glue-point="0" draw:end-shape="id169" draw:end-glue-point="3" svg:d="M10513 23345h758v1043h759" svg:viewBox="0 0 1518 1044">
          <text:p/>
        </draw:connector>
        <draw:connector draw:style-name="gr62" draw:text-style-name="P25" draw:layer="layout" svg:x1="15.829cm" svg:y1="18.758cm" svg:x2="18.458cm" svg:y2="18.758cm" draw:start-shape="id170" draw:start-glue-point="1" draw:end-shape="id171" draw:end-glue-point="3" svg:d="M15829 18758h2629" svg:viewBox="0 0 2630 1">
          <text:p/>
        </draw:connector>
        <draw:custom-shape draw:style-name="gr188" draw:text-style-name="P119" xml:id="id167" draw:id="id167" draw:layer="layout" svg:width="2.438cm" svg:height="1.789cm" svg:x="12.69cm" svg:y="18.27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128cm" svg:y1="19.169cm" svg:x2="19.134cm" svg:y2="19.169cm" draw:start-shape="id167" draw:start-glue-point="1" draw:end-shape="id163" draw:end-glue-point="3" svg:d="M15128 19169h4006" svg:viewBox="0 0 4007 1">
          <text:p/>
        </draw:connector>
        <draw:connector draw:style-name="gr62" draw:text-style-name="P25" draw:layer="layout" draw:type="line" svg:x1="15.233cm" svg:y1="24.388cm" svg:x2="17.768cm" svg:y2="24.388cm" draw:start-shape="id169" draw:start-glue-point="1" draw:end-shape="id172" draw:end-glue-point="3" svg:d="M15233 24388h2535" svg:viewBox="0 0 2536 1">
          <text:p/>
        </draw:connector>
        <draw:frame draw:style-name="gr200" draw:text-style-name="P131" draw:layer="layout" svg:width="2.821cm" svg:height="1.241cm" svg:x="17.645cm" svg:y="22.253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2" draw:text-style-name="P25" draw:layer="layout" svg:x1="20.466cm" svg:y1="24.388cm" svg:x2="25.004cm" svg:y2="27.482cm" draw:start-shape="id172" draw:start-glue-point="1" draw:end-shape="id164" draw:end-glue-point="0" svg:d="M20466 24388h4538v3094" svg:viewBox="0 0 4539 3095">
          <text:p/>
        </draw:connector>
        <draw:connector draw:style-name="gr62" draw:text-style-name="P25" draw:layer="layout" draw:type="line" svg:x1="23.638cm" svg:y1="28.507cm" svg:x2="20.71cm" svg:y2="28.507cm" draw:start-shape="id164" draw:start-glue-point="3" draw:end-shape="id173" draw:end-glue-point="1" svg:d="M23638 28507h-2928" svg:viewBox="0 0 2929 1">
          <text:p/>
        </draw:connector>
        <draw:connector draw:style-name="gr62" draw:text-style-name="P25" draw:layer="layout" draw:type="line" svg:x1="16.947cm" svg:y1="28.507cm" svg:x2="5.531cm" svg:y2="28.507cm" draw:start-shape="id173" draw:start-glue-point="3" draw:end-shape="id174" draw:end-glue-point="1" svg:d="M16947 28507h-11416" svg:viewBox="0 0 11417 1">
          <text:p/>
        </draw:connector>
        <draw:connector draw:style-name="gr62" draw:text-style-name="P25" draw:layer="layout" draw:type="line" svg:x1="12.947cm" svg:y1="35.71cm" svg:x2="12.947cm" svg:y2="34.622cm" draw:start-shape="id175" draw:start-glue-point="0" draw:end-shape="id176" svg:d="M12947 35710v-1088" svg:viewBox="0 0 1 1089">
          <text:p/>
        </draw:connector>
        <draw:connector draw:style-name="gr62" draw:text-style-name="P25" draw:layer="layout" draw:type="line" svg:x1="2.963cm" svg:y1="28.978cm" svg:x2="2.963cm" svg:y2="32.981cm" draw:start-shape="id174" draw:start-glue-point="2" draw:end-shape="id177" draw:end-glue-point="0" svg:d="M2963 28978v4003" svg:viewBox="0 0 1 4004">
          <text:p/>
        </draw:connector>
        <draw:connector draw:style-name="gr201" draw:text-style-name="P25" draw:layer="layout" draw:type="line" svg:x1="5.531cm" svg:y1="33.451cm" svg:x2="11.193cm" svg:y2="33.451cm" draw:start-shape="id177" draw:start-glue-point="1" draw:end-shape="id176" draw:end-glue-point="3" svg:d="M5531 33451h5662" svg:viewBox="0 0 5663 1">
          <text:p/>
        </draw:connector>
        <draw:custom-shape draw:style-name="gr211" draw:text-style-name="P133" xml:id="id178" draw:id="id178" draw:layer="layout" svg:width="3.409cm" svg:height="1.789cm" svg:x="15.9cm" svg:y="35.71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svg:x1="17.604cm" svg:y1="35.71cm" svg:x2="12.947cm" svg:y2="34.622cm" draw:start-shape="id178" draw:start-glue-point="0" draw:end-shape="id176" draw:end-glue-point="2" svg:d="M17604 35710v-531h-4657v-557" svg:viewBox="0 0 4658 1089">
          <text:p/>
        </draw:connector>
        <draw:connector draw:style-name="gr62" draw:text-style-name="P25" draw:layer="layout" svg:x1="25.004cm" svg:y1="29.533cm" svg:x2="19.309cm" svg:y2="36.604cm" draw:start-shape="id164" draw:start-glue-point="2" draw:end-shape="id178" draw:end-glue-point="1" svg:d="M25004 29533v7071h-5695" svg:viewBox="0 0 5696 7072">
          <text:p/>
        </draw:connector>
        <draw:frame draw:style-name="gr198" draw:text-style-name="P130" draw:layer="layout" svg:width="1.506cm" svg:height="0.93cm" svg:x="15.759cm" svg:y="23.659cm">
          <draw:text-box>
            <text:p><text:span text:style-name="T44">map</text:span></text:p>
          </draw:text-box>
        </draw:frame>
        <draw:connector draw:style-name="gr62" draw:text-style-name="P25" draw:layer="layout" svg:x1="19.117cm" svg:y1="25.283cm" svg:x2="2.963cm" svg:y2="23.816cm" draw:start-shape="id172" draw:start-glue-point="2" draw:end-shape="id165" draw:end-glue-point="2" svg:d="M19117 25283v500h-16154v-1967" svg:viewBox="0 0 16155 1968">
          <text:p/>
        </draw:connector>
        <draw:frame draw:style-name="gr203" draw:text-style-name="P134" draw:layer="layout" svg:width="4.295cm" svg:height="0.746cm" svg:x="9.25cm" svg:y="25.781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466cm" svg:y="23.642cm">
          <draw:text-box>
            <text:p text:style-name="P22"><text:span text:style-name="T12">risk level &lt; threshold</text:span></text:p>
          </draw:text-box>
        </draw:frame>
        <draw:connector draw:style-name="gr62" draw:text-style-name="P25" draw:layer="layout" draw:line-skew="1.293cm" svg:x1="1.395cm" svg:y1="23.85cm" svg:x2="25.004cm" svg:y2="27.482cm" draw:start-shape="id179" draw:start-glue-point="2" draw:end-shape="id164" draw:end-glue-point="0" svg:d="M1395 23850v3095h23609v537" svg:viewBox="0 0 23610 3633">
          <text:p/>
        </draw:connector>
        <draw:custom-shape draw:style-name="gr204" draw:text-style-name="P118" xml:id="id179" draw:id="id179" draw:layer="layout" svg:width="1.999cm" svg:height="0.975cm" svg:x="0.396cm" svg:y="22.87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15" xml:id="id180" draw:id="id180" draw:layer="layout" svg:width="5.135cm" svg:height="2.593cm" svg:x="5.859cm" svg:y="3.705cm">
          <text:p text:style-name="P114"><text:span text:style-name="T37">Architecture</text:span></text:p>
          <text:p text:style-name="P114"><text:span text:style-name="T37">Requirements</text:span></text:p>
          <text:p text:style-name="P114"><text:span text:style-name="T37">[UML Deployment +</text:span></text:p>
          <text:p text:style-name="P114"><text:span text:style-name="T37">Object diagrams]</text:span></text:p>
          <draw:enhanced-geometry svg:viewBox="0 0 21600 21600" draw:type="rectangle" draw:enhanced-path="M 0 0 L 21600 0 21600 21600 0 21600 0 0 Z N"/>
        </draw:custom-shape>
        <draw:custom-shape draw:style-name="gr213" draw:text-style-name="P123" draw:layer="layout" svg:width="10.948cm" svg:height="13.286cm" svg:x="12.922cm" svg:y="1.95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0.994cm" svg:y1="5.001cm" svg:x2="14.632cm" svg:y2="5.001cm" draw:start-shape="id180" draw:start-glue-point="1" draw:end-shape="id181" draw:end-glue-point="3" svg:d="M10994 5001h3638" svg:viewBox="0 0 3639 1">
          <text:p/>
        </draw:connector>
        <draw:custom-shape draw:style-name="gr214" draw:text-style-name="P129" xml:id="id181" draw:id="id181" draw:layer="layout" svg:width="2.796cm" svg:height="2.046cm" svg:x="14.632cm" svg:y="3.978cm">
          <text:p text:style-name="P128"><text:span text:style-name="T39">Gener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type="rectangle" draw:enhanced-path="M 0 0 L 21600 0 21600 21600 0 21600 0 0 Z N"/>
        </draw:custom-shape>
        <draw:custom-shape draw:style-name="gr215" draw:text-style-name="P118" xml:id="id182" draw:id="id182" draw:layer="layout" svg:width="2.796cm" svg:height="2.046cm" svg:x="19.161cm" svg:y="3.978cm">
          <text:p text:style-name="P114"><text:span text:style-name="T40">ABF</text:span></text:p>
          <text:p text:style-name="P114"><text:span text:style-name="T40">Graph</text:span></text:p>
          <draw:enhanced-geometry svg:viewBox="0 0 21600 21600" draw:type="rectangle" draw:enhanced-path="M 0 0 L 21600 0 21600 21600 0 21600 0 0 Z N"/>
        </draw:custom-shape>
        <draw:custom-shape draw:style-name="gr216" draw:text-style-name="P129" xml:id="id183" draw:id="id183" draw:layer="layout" svg:width="3.227cm" svg:height="2.046cm" svg:x="14.632cm" svg:y="6.713cm">
          <text:p text:style-name="P128"><text:span text:style-name="T39">Weaknesses</text:span></text:p>
          <text:p text:style-name="P128"><text:span text:style-name="T3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draw:type="line" svg:x1="17.428cm" svg:y1="5.001cm" svg:x2="19.161cm" svg:y2="5.001cm" draw:start-shape="id181" draw:start-glue-point="1" draw:end-shape="id182" draw:end-glue-point="3" svg:d="M17428 5001h1733" svg:viewBox="0 0 1734 1">
          <text:p/>
        </draw:connector>
        <draw:connector draw:style-name="gr62" draw:text-style-name="P25" draw:layer="layout" svg:x1="20.559cm" svg:y1="6.024cm" svg:x2="17.859cm" svg:y2="7.736cm" draw:start-shape="id182" draw:start-glue-point="2" draw:end-shape="id183" svg:d="M20559 6024v1712h-2700" svg:viewBox="0 0 2701 1713">
          <text:p/>
        </draw:connector>
        <draw:custom-shape draw:style-name="gr217" draw:text-style-name="P118" xml:id="id184" draw:id="id184" draw:layer="layout" svg:width="5.079cm" svg:height="1.789cm" svg:x="5.887cm" svg:y="6.842cm">
          <text:p text:style-name="P114"><text:span text:style-name="T40">Weaknesses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4.632cm" svg:y1="7.736cm" svg:x2="10.966cm" svg:y2="7.736cm" draw:start-shape="id183" draw:start-glue-point="3" draw:end-shape="id184" draw:end-glue-point="1" svg:d="M14632 7736h-3666" svg:viewBox="0 0 3667 1">
          <text:p/>
        </draw:connector>
        <draw:custom-shape draw:style-name="gr217" draw:text-style-name="P118" xml:id="id185" draw:id="id185" draw:layer="layout" svg:width="5.079cm" svg:height="1.789cm" svg:x="5.887cm" svg:y="9.513cm">
          <text:p text:style-name="P114"><text:span text:style-name="T40">Mitigations &amp;</text:span></text:p>
          <text:p text:style-name="P114"><text:span text:style-name="T40">Security Requirements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8.426cm" svg:y1="8.631cm" svg:x2="8.426cm" svg:y2="9.513cm" draw:start-shape="id184" draw:start-glue-point="2" draw:end-shape="id185" draw:end-glue-point="0" svg:d="M8426 8631v882" svg:viewBox="0 0 1 883">
          <text:p/>
        </draw:connector>
        <draw:custom-shape draw:style-name="gr216" draw:text-style-name="P129" xml:id="id186" draw:id="id186" draw:layer="layout" svg:width="3.227cm" svg:height="2.046cm" svg:x="18.946cm" svg:y="9.384cm">
          <text:p text:style-name="P128"><text:span text:style-name="T39">Upd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5" draw:layer="layout" draw:type="line" svg:x1="10.966cm" svg:y1="10.407cm" svg:x2="18.946cm" svg:y2="10.407cm" draw:start-shape="id185" draw:start-glue-point="1" draw:end-shape="id186" draw:end-glue-point="3" svg:d="M10966 10407h7980" svg:viewBox="0 0 7981 1">
          <text:p/>
        </draw:connector>
        <draw:connector draw:style-name="gr62" draw:text-style-name="P25" draw:layer="layout" draw:type="line" svg:x1="20.559cm" svg:y1="6.024cm" svg:x2="20.559cm" svg:y2="9.384cm" draw:start-shape="id182" draw:start-glue-point="2" draw:end-shape="id186" draw:end-glue-point="0" svg:d="M20559 6024v3360" svg:viewBox="0 0 1 3361">
          <text:p/>
        </draw:connector>
        <draw:custom-shape draw:style-name="gr216" draw:text-style-name="P129" xml:id="id187" draw:id="id187" draw:layer="layout" svg:width="3.227cm" svg:height="2.046cm" svg:x="14.719cm" svg:y="12.062cm">
          <text:p text:style-name="P128"><text:span text:style-name="T39">Risk</text:span></text:p>
          <text:p text:style-name="P128"><text:span text:style-name="T3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18" xml:id="id188" draw:id="id188" draw:layer="layout" svg:width="5.079cm" svg:height="1.789cm" svg:x="5.887cm" svg:y="12.191cm">
          <text:p text:style-name="P114"><text:span text:style-name="T40">Risk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2" draw:text-style-name="P25" draw:layer="layout" draw:type="line" svg:x1="14.719cm" svg:y1="13.085cm" svg:x2="10.966cm" svg:y2="13.085cm" draw:start-shape="id187" draw:start-glue-point="3" draw:end-shape="id188" draw:end-glue-point="1" svg:d="M14719 13085h-3753" svg:viewBox="0 0 3754 1">
          <text:p/>
        </draw:connector>
        <draw:connector draw:style-name="gr62" draw:text-style-name="P25" draw:layer="layout" svg:x1="20.559cm" svg:y1="11.43cm" svg:x2="17.946cm" svg:y2="13.085cm" draw:start-shape="id186" draw:start-glue-point="2" draw:end-shape="id187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8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19" draw:text-style-name="P136" xml:id="id190" draw:id="id190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5" draw:layer="layout" draw:type="line" svg:x1="9.558cm" svg:y1="9.559cm" svg:x2="11.395cm" svg:y2="13.813cm" draw:start-shape="id189" draw:start-glue-point="6" draw:end-shape="id190" draw:end-glue-point="6" svg:d="M9558 9559l1837 4254" svg:viewBox="0 0 1838 4255">
          <text:p/>
        </draw:connector>
        <draw:connector draw:style-name="gr156" draw:text-style-name="P25" draw:layer="layout" draw:type="line" svg:x1="20.206cm" svg:y1="9.559cm" svg:x2="18.37cm" svg:y2="13.813cm" draw:start-shape="id189" draw:start-glue-point="10" draw:end-shape="id190" draw:end-glue-point="10" svg:d="M20206 9559l-1836 4254" svg:viewBox="0 0 1837 4255">
          <text:p/>
        </draw:connector>
        <draw:frame draw:style-name="gr220" draw:text-style-name="P137" xml:id="id191" draw:id="id191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21" draw:text-style-name="P139" xml:id="id189" draw:id="id189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25" draw:layer="layout" draw:type="line" svg:x1="6.636cm" svg:y1="15.354cm" svg:x2="6.636cm" svg:y2="7.825cm" draw:start-shape="id191" draw:start-glue-point="0" draw:end-shape="id192" svg:d="M6636 15354v-7529" svg:viewBox="0 0 1 7530">
          <text:p/>
        </draw:connector>
        <draw:frame draw:style-name="gr223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98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24" draw:text-style-name="P141" xml:id="id193" draw:id="id193" draw:layer="layout" svg:x1="9.545cm" svg:y1="13.819cm" svg:x2="11.395cm" svg:y2="13.813cm">
          <text:p/>
        </draw:line>
        <draw:line draw:style-name="gr224" draw:text-style-name="P141" draw:layer="layout" svg:x1="12.456cm" svg:y1="13.209cm" svg:x2="11.113cm" svg:y2="12.74cm">
          <text:p/>
        </draw:line>
        <draw:line draw:style-name="gr224" draw:text-style-name="P141" draw:layer="layout" svg:x1="14.878cm" svg:y1="12.944cm" svg:x2="14.878cm" svg:y2="12.313cm">
          <text:p/>
        </draw:line>
        <draw:line draw:style-name="gr224" draw:text-style-name="P141" draw:layer="layout" svg:x1="17.381cm" svg:y1="13.229cm" svg:x2="18.643cm" svg:y2="12.781cm">
          <text:p/>
        </draw:line>
        <draw:line draw:style-name="gr224" draw:text-style-name="P141" draw:layer="layout" svg:x1="18.37cm" svg:y1="13.813cm" svg:x2="20.251cm" svg:y2="13.839cm">
          <text:p/>
        </draw:line>
        <draw:line draw:style-name="gr224" draw:text-style-name="P141" draw:layer="layout" svg:x1="17.32cm" svg:y1="14.389cm" svg:x2="18.663cm" svg:y2="14.939cm">
          <text:p/>
        </draw:line>
        <draw:line draw:style-name="gr224" draw:text-style-name="P141" draw:layer="layout" svg:x1="14.878cm" svg:y1="14.613cm" svg:x2="14.878cm" svg:y2="15.386cm">
          <text:p/>
        </draw:line>
        <draw:line draw:style-name="gr224" draw:text-style-name="P141" draw:layer="layout" svg:x1="12.415cm" svg:y1="14.369cm" svg:x2="11.113cm" svg:y2="14.918cm">
          <text:p/>
        </draw:line>
        <draw:connector draw:style-name="gr225" draw:text-style-name="P25" draw:layer="layout" draw:type="line" svg:x1="10.47cm" svg:y1="13.813cm" svg:x2="7.812cm" svg:y2="9.559cm" draw:start-shape="id193" draw:start-glue-point="0" draw:end-shape="id194" draw:end-glue-point="1" svg:d="M10470 13813l-2658-4254" svg:viewBox="0 0 2659 4255">
          <text:p/>
        </draw:connector>
        <draw:connector draw:style-name="gr225" draw:text-style-name="P25" draw:layer="layout" draw:type="line" svg:x1="10.471cm" svg:y1="13.813cm" svg:x2="8.625cm" svg:y2="15.852cm" draw:end-shape="id191" draw:end-glue-point="1" svg:d="M10471 13813l-1846 2039" svg:viewBox="0 0 1847 2040">
          <text:p/>
        </draw:connector>
        <draw:path draw:style-name="gr225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23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26" draw:text-style-name="P137" xml:id="id192" draw:id="id192" draw:layer="layout" svg:width="4.879cm" svg:height="0.996cm" svg:x="4.197cm" svg:y="6.829cm">
          <draw:text-box>
            <text:p><text:span text:style-name="T23">Implementation</text:span></text:p>
          </draw:text-box>
        </draw:frame>
        <draw:frame draw:style-name="gr227" draw:text-style-name="P142" xml:id="id194" draw:id="id194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28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29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98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98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98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30" draw:text-style-name="P145" xml:id="id195" draw:id="id195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8" draw:text-style-name="P146" draw:layer="layout" draw:type="line" svg:x1="6.184cm" svg:y1="11.052cm" svg:x2="7.628cm" svg:y2="11.052cm" draw:end-shape="id195" draw:end-glue-point="3" svg:d="M6184 11052h1444" svg:viewBox="0 0 1445 1">
          <text:p/>
        </draw:connector>
        <draw:connector draw:style-name="gr58" draw:text-style-name="P146" draw:layer="layout" draw:type="line" svg:x1="10.93cm" svg:y1="11.052cm" svg:x2="12.295cm" svg:y2="11.044cm" draw:start-shape="id195" draw:start-glue-point="1" svg:d="M10930 11052l1365-8" svg:viewBox="0 0 1366 9">
          <text:p/>
        </draw:connector>
        <draw:frame draw:style-name="gr231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29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98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98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98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30" draw:text-style-name="P145" xml:id="id196" draw:id="id196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8" draw:text-style-name="P146" draw:layer="layout" draw:type="line" svg:x1="16.385cm" svg:y1="11.052cm" svg:x2="17.629cm" svg:y2="11.052cm" draw:end-shape="id196" draw:end-glue-point="3" svg:d="M16385 11052h1244" svg:viewBox="0 0 1245 1">
          <text:p/>
        </draw:connector>
        <draw:connector draw:style-name="gr58" draw:text-style-name="P146" draw:layer="layout" draw:type="line" svg:x1="20.931cm" svg:y1="11.052cm" svg:x2="22.296cm" svg:y2="11.044cm" draw:start-shape="id196" draw:start-glue-point="1" svg:d="M20931 11052l1365-8" svg:viewBox="0 0 1366 9">
          <text:p/>
        </draw:connector>
        <draw:frame draw:style-name="gr231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31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32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98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33" draw:text-style-name="P25" draw:layer="layout" svg:x1="18.365cm" svg:y1="15.695cm" svg:x2="13.469cm" svg:y2="15.695cm">
          <text:p/>
        </draw:line>
        <draw:custom-shape draw:style-name="gr232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34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98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98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98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34" draw:text-style-name="P25" draw:layer="layout" svg:x1="13.49cm" svg:y1="15.695cm" svg:x2="11.786cm" svg:y2="15.695cm">
          <text:p/>
        </draw:line>
        <draw:frame draw:style-name="gr235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35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36" draw:text-style-name="P149" draw:layer="layout" svg:width="5.69cm" svg:height="1.571cm" svg:x="12.23cm" svg:y="19.085cm">
          <draw:text-box>
            <text:p text:style-name="P12"><text:span text:style-name="T48">Mono-directional</text:span></text:p>
            <text:p text:style-name="P12"><text:span text:style-name="T48">channel</text:span></text:p>
          </draw:text-box>
        </draw:frame>
        <draw:frame draw:style-name="gr237" draw:text-style-name="P143" xml:id="id197" draw:id="id197" draw:layer="layout" svg:width="1.355cm" svg:height="1.239cm" svg:x="8.979cm" svg:y="19.328cm">
          <draw:text-box>
            <text:p/>
          </draw:text-box>
        </draw:frame>
        <draw:frame draw:style-name="gr231" draw:text-style-name="P150" draw:layer="layout" svg:width="3.614cm" svg:height="0.996cm" svg:x="7.849cm" svg:y="18.309cm">
          <draw:text-box>
            <text:p><text:span text:style-name="T49">Input port</text:span></text:p>
          </draw:text-box>
        </draw:frame>
        <draw:frame draw:style-name="gr231" draw:text-style-name="P150" draw:layer="layout" svg:width="3.614cm" svg:height="0.996cm" svg:x="18.605cm" svg:y="18.309cm">
          <draw:text-box>
            <text:p><text:span text:style-name="T49">Input port</text:span></text:p>
          </draw:text-box>
        </draw:frame>
        <draw:frame draw:style-name="gr237" draw:text-style-name="P143" xml:id="id198" draw:id="id198" draw:layer="layout" svg:width="1.355cm" svg:height="1.239cm" svg:x="19.736cm" svg:y="19.328cm">
          <draw:text-box>
            <text:p/>
          </draw:text-box>
        </draw:frame>
        <draw:connector draw:style-name="gr199" draw:text-style-name="P25" draw:layer="layout" draw:type="line" svg:x1="10.334cm" svg:y1="19.947cm" svg:x2="19.736cm" svg:y2="19.947cm" draw:start-shape="id197" draw:start-glue-point="1" draw:end-shape="id198" svg:d="M10334 19947h9402" svg:viewBox="0 0 9403 1">
          <text:p/>
        </draw:connector>
        <draw:custom-shape draw:style-name="gr238" draw:text-style-name="P25" xml:id="id200" draw:id="id200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25" xml:id="id199" draw:id="id199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239" draw:text-style-name="P25" xml:id="id201" draw:id="id201" draw:layer="layout" svg:x1="9.656cm" svg:y1="20.567cm" svg:x2="10.881cm" svg:y2="20.038cm" draw:start-shape="id197" draw:start-glue-point="2" draw:end-shape="id199" draw:end-glue-point="2" svg:d="M9656 20567v527h1225v-1056" svg:viewBox="0 0 1226 1057">
          <text:p/>
        </draw:connector>
        <draw:connector draw:style-name="gr239" draw:text-style-name="P25" xml:id="id202" draw:id="id202" draw:layer="layout" svg:x1="19.203cm" svg:y1="20.038cm" svg:x2="20.413cm" svg:y2="20.567cm" draw:start-shape="id200" draw:start-glue-point="2" draw:end-shape="id198" draw:end-glue-point="2" svg:d="M19203 20038v1056h1210v-527" svg:viewBox="0 0 1211 1057">
          <text:p/>
        </draw:connector>
        <draw:connector draw:style-name="gr239" draw:text-style-name="P25" draw:layer="layout" draw:line-skew="0.685cm" svg:x1="10.268cm" svg:y1="21.094cm" svg:x2="19.808cm" svg:y2="21.094cm" draw:start-shape="id201" draw:start-glue-point="0" draw:end-shape="id202" draw:end-glue-point="0" svg:d="M10268 21094v1186h9540v-1186" svg:viewBox="0 0 9541 1187">
          <text:p/>
        </draw:connector>
        <draw:frame draw:style-name="gr240" draw:text-style-name="P137" draw:layer="layout" svg:width="2.911cm" svg:height="0.996cm" svg:x="13.509cm" svg:y="21.957cm">
          <draw:text-box>
            <text:p><text:span text:style-name="T23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custom-shape draw:style-name="gr241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_0: B^s$§svg§600§TRUE§</svg:desc>
          <draw:frame draw:style-name="gr98" draw:text-style-name="P25" draw:layer="layout" svg:width="1.831cm" svg:height="0.452cm" svg:x="10.104cm" svg:y="7.064cm">
            <draw:image xlink:href="Pictures/10001D1E0000051D0000014446A1BC50F31B576D.svg" xlink:type="simple" xlink:show="embed" xlink:actuate="onLoad" loext:mime-type="image/svg+xml">
              <text:p/>
            </draw:image>
            <draw:image xlink:href="Pictures/10000201000000310000000C5C488B6534619F68.png" xlink:type="simple" xlink:show="embed" xlink:actuate="onLoad" loext:mime-type="image/png"/>
          </draw:frame>
        </draw:g>
        <draw:frame draw:style-name="gr235" draw:text-style-name="P151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205" draw:id="id205">
          <draw:custom-shape draw:style-name="gr242" draw:text-style-name="P153" draw:layer="layout" svg:width="5.175cm" svg:height="0.72cm" svg:x="4.392cm" svg:y="7.179cm">
            <text:p text:style-name="P152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43" draw:text-style-name="P25" draw:layer="layout" draw:type="line" svg:x1="12.879cm" svg:y1="7.539cm" svg:x2="18.777cm" svg:y2="7.539cm" draw:start-shape="id203" draw:start-glue-point="1" draw:end-shape="id204" draw:end-glue-point="3" svg:d="M12879 7539h5898" svg:viewBox="0 0 5899 1">
          <text:p/>
        </draw:connector>
        <draw:g xml:id="id203" draw:id="id203">
          <draw:custom-shape draw:style-name="gr244" draw:text-style-name="P154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98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8" draw:text-style-name="P25" draw:layer="layout" draw:type="line" svg:x1="9.567cm" svg:y1="7.539cm" svg:x2="12.26cm" svg:y2="7.539cm" draw:start-shape="id205" draw:start-glue-point="1" draw:end-shape="id203" draw:end-glue-point="3" svg:d="M9567 7539h2693" svg:viewBox="0 0 2694 1">
          <text:p/>
        </draw:connector>
        <draw:g xml:id="id207" draw:id="id207">
          <draw:custom-shape draw:style-name="gr245" draw:text-style-name="P154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98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46" draw:text-style-name="P151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208" draw:id="id208">
          <draw:custom-shape draw:style-name="gr242" draw:text-style-name="P153" draw:layer="layout" svg:width="5.175cm" svg:height="0.72cm" svg:x="22.096cm" svg:y="7.179cm">
            <text:p text:style-name="P152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98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204" draw:id="id204">
          <draw:custom-shape draw:style-name="gr244" draw:text-style-name="P154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98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47" draw:text-style-name="P25" draw:layer="layout" draw:type="line" svg:x1="18.777cm" svg:y1="8.427cm" svg:x2="12.879cm" svg:y2="8.427cm" draw:start-shape="id206" draw:start-glue-point="3" draw:end-shape="id207" draw:end-glue-point="1" svg:d="M18777 8427h-5898" svg:viewBox="0 0 5899 1">
          <text:p/>
        </draw:connector>
        <draw:g xml:id="id206" draw:id="id206">
          <draw:custom-shape draw:style-name="gr244" draw:text-style-name="P154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98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8" draw:text-style-name="P25" draw:layer="layout" draw:type="line" svg:x1="19.396cm" svg:y1="7.539cm" svg:x2="22.096cm" svg:y2="7.539cm" draw:start-shape="id204" draw:start-glue-point="1" draw:end-shape="id208" draw:end-glue-point="3" svg:d="M19396 7539h2700" svg:viewBox="0 0 2701 1">
          <text:p/>
        </draw:connector>
        <draw:connector draw:style-name="gr248" draw:text-style-name="P25" draw:layer="layout" svg:x1="24.683cm" svg:y1="7.899cm" svg:x2="19.396cm" svg:y2="8.427cm" draw:start-shape="id208" draw:start-glue-point="2" draw:end-shape="id206" draw:end-glue-point="1" svg:d="M24683 7899v528h-5287" svg:viewBox="0 0 5288 529">
          <text:p/>
        </draw:connector>
        <draw:connector draw:style-name="gr248" draw:text-style-name="P25" draw:layer="layout" svg:x1="12.26cm" svg:y1="8.427cm" svg:x2="6.979cm" svg:y2="7.899cm" draw:start-shape="id207" draw:start-glue-point="3" draw:end-shape="id205" draw:end-glue-point="2" svg:d="M12260 8427h-5281v-528" svg:viewBox="0 0 5282 529">
          <text:p/>
        </draw:connector>
        <draw:g>
          <svg:title>TexMaths</svg:title>
          <svg:desc>14§latex§$\text{res}_1: A^s$§svg§600§TRUE§</svg:desc>
          <draw:frame draw:style-name="gr98" draw:text-style-name="P25" draw:layer="layout" svg:width="1.803cm" svg:height="0.462cm" svg:x="13.286cm" svg:y="7.066cm">
            <draw:image xlink:href="Pictures/10001BF2000005090000014B2B0C8835CB22BB0A.svg" xlink:type="simple" xlink:show="embed" xlink:actuate="onLoad" loext:mime-type="image/svg+xml">
              <text:p/>
            </draw:image>
            <draw:image xlink:href="Pictures/10000201000000310000000D326CDFD57A2A0A30.png" xlink:type="simple" xlink:show="embed" xlink:actuate="onLoad" loext:mime-type="image/png"/>
          </draw:frame>
        </draw:g>
        <draw:g>
          <svg:title>TexMaths</svg:title>
          <svg:desc>14§latex§$\text{res}_3: B^c$§svg§600§TRUE§</svg:desc>
          <draw:frame draw:style-name="gr98" draw:text-style-name="P25" draw:layer="layout" svg:width="1.803cm" svg:height="0.416cm" svg:x="19.845cm" svg:y="7.065cm">
            <draw:image xlink:href="Pictures/10001D37000005090000012A43576C24B0E0A2D2.svg" xlink:type="simple" xlink:show="embed" xlink:actuate="onLoad" loext:mime-type="image/svg+xml">
              <text:p/>
            </draw:image>
            <draw:image xlink:href="Pictures/10000201000000310000000B95AE081C350936E8.png" xlink:type="simple" xlink:show="embed" xlink:actuate="onLoad" loext:mime-type="image/png"/>
          </draw:frame>
        </draw:g>
        <draw:g>
          <svg:title>TexMaths</svg:title>
          <svg:desc>14§latex§$\text{req}_3: B^s$§svg§600§TRUE§</svg:desc>
          <draw:frame draw:style-name="gr98" draw:text-style-name="P25" draw:layer="layout" svg:width="1.861cm" svg:height="0.462cm" svg:x="10.106cm" svg:y="7.965cm">
            <draw:image xlink:href="Pictures/10001D0B000005320000014BA081F9FC687D78E5.svg" xlink:type="simple" xlink:show="embed" xlink:actuate="onLoad" loext:mime-type="image/svg+xml">
              <text:p/>
            </draw:image>
            <draw:image xlink:href="Pictures/10000201000000320000000DDF748F4098B658EC.png" xlink:type="simple" xlink:show="embed" xlink:actuate="onLoad" loext:mime-type="image/png"/>
          </draw:frame>
        </draw:g>
        <draw:g>
          <svg:title>TexMaths</svg:title>
          <svg:desc>14§latex§$\text{req}_2: A^s$§svg§600§TRUE§</svg:desc>
          <draw:frame draw:style-name="gr98" draw:text-style-name="P25" draw:layer="layout" svg:width="1.831cm" svg:height="0.472cm" svg:x="13.288cm" svg:y="7.966cm">
            <draw:image xlink:href="Pictures/10001B2A0000051D00000152FEB2E19AC4894F34.svg" xlink:type="simple" xlink:show="embed" xlink:actuate="onLoad" loext:mime-type="image/svg+xml">
              <text:p/>
            </draw:image>
            <draw:image xlink:href="Pictures/10000201000000310000000D68FEB11E8E1653DD.png" xlink:type="simple" xlink:show="embed" xlink:actuate="onLoad" loext:mime-type="image/png"/>
          </draw:frame>
        </draw:g>
        <draw:g>
          <svg:title>TexMaths</svg:title>
          <svg:desc>14§latex§$\text{req}_0: B^c$§svg§600§TRUE§</svg:desc>
          <draw:frame draw:style-name="gr98" draw:text-style-name="P25" draw:layer="layout" svg:width="1.869cm" svg:height="0.462cm" svg:x="19.847cm" svg:y="7.965cm">
            <draw:image xlink:href="Pictures/100018ED000005380000014B561F5F3FB6AF75B8.svg" xlink:type="simple" xlink:show="embed" xlink:actuate="onLoad" loext:mime-type="image/svg+xml">
              <text:p/>
            </draw:image>
            <draw:image xlink:href="Pictures/10000201000000320000000DB1945EE59C68B553.png" xlink:type="simple" xlink:show="embed" xlink:actuate="onLoad" loext:mime-type="image/png"/>
          </draw:frame>
        </draw:g>
        <draw:g>
          <svg:title>TexMaths</svg:title>
          <svg:desc>14§latex§$\text{res}_2: A^c$§svg§600§TRUE§</svg:desc>
          <draw:frame draw:style-name="gr98" draw:text-style-name="P25" draw:layer="layout" svg:width="1.812cm" svg:height="0.462cm" svg:x="16.686cm" svg:y="7.066cm">
            <draw:image xlink:href="Pictures/10001B690000050F0000014B8870F5C442233BBF.svg" xlink:type="simple" xlink:show="embed" xlink:actuate="onLoad" loext:mime-type="image/svg+xml">
              <text:p/>
            </draw:image>
            <draw:image xlink:href="Pictures/10000201000000310000000D4235E3FDAE5B0EA2.png" xlink:type="simple" xlink:show="embed" xlink:actuate="onLoad" loext:mime-type="image/png"/>
          </draw:frame>
        </draw:g>
        <draw:g>
          <svg:title>TexMaths</svg:title>
          <svg:desc>14§latex§$\text{req}_1: A^c$§svg§600§TRUE§</svg:desc>
          <draw:frame draw:style-name="gr98" draw:text-style-name="P25" draw:layer="layout" svg:width="1.84cm" svg:height="0.472cm" svg:x="16.687cm" svg:y="7.967cm">
            <draw:image xlink:href="Pictures/100017D80000052300000152F6ACBE14A93DCB95.svg" xlink:type="simple" xlink:show="embed" xlink:actuate="onLoad" loext:mime-type="image/svg+xml">
              <text:p/>
            </draw:image>
            <draw:image xlink:href="Pictures/10000201000000320000000D57DF87A96E6FB2C2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>
        <draw:custom-shape draw:style-name="gr249" draw:text-style-name="P155" draw:layer="layout" svg:width="2.686cm" svg:height="1.969cm" svg:x="11.793cm" svg:y="7.794cm">
          <text:p text:style-name="P82"><text:span text:style-name="T23">sum</text:span></text:p>
          <draw:enhanced-geometry svg:viewBox="0 0 21600 21600" draw:type="rectangle" draw:enhanced-path="M 0 0 L 21600 0 21600 21600 0 21600 0 0 Z N"/>
        </draw:custom-shape>
        <draw:line draw:style-name="gr62" draw:text-style-name="P25" draw:layer="layout" svg:x1="10.477cm" svg:y1="8.287cm" svg:x2="11.853cm" svg:y2="8.287cm">
          <text:p/>
        </draw:line>
        <draw:line draw:style-name="gr62" draw:text-style-name="P25" draw:layer="layout" svg:x1="10.477cm" svg:y1="9.287cm" svg:x2="11.853cm" svg:y2="9.287cm">
          <text:p/>
        </draw:line>
        <draw:line draw:style-name="gr62" draw:text-style-name="P25" draw:layer="layout" svg:x1="14.477cm" svg:y1="8.787cm" svg:x2="15.853cm" svg:y2="8.787cm">
          <text:p/>
        </draw:line>
        <draw:frame draw:style-name="gr250" draw:text-style-name="P137" draw:layer="layout" svg:width="1.201cm" svg:height="0.996cm" svg:x="10.518cm" svg:y="7.444cm">
          <draw:text-box>
            <text:p><text:span text:style-name="T23">b1</text:span></text:p>
          </draw:text-box>
        </draw:frame>
        <draw:frame draw:style-name="gr250" draw:text-style-name="P137" draw:layer="layout" svg:width="1.201cm" svg:height="0.996cm" svg:x="10.519cm" svg:y="8.444cm">
          <draw:text-box>
            <text:p><text:span text:style-name="T23">b1</text:span></text:p>
          </draw:text-box>
        </draw:frame>
        <draw:frame draw:style-name="gr250" draw:text-style-name="P137" draw:layer="layout" svg:width="1.201cm" svg:height="0.996cm" svg:x="14.42cm" svg:y="7.944cm">
          <draw:text-box>
            <text:p><text:span text:style-name="T23">b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draw:style-name="gr251" draw:text-style-name="P156" draw:layer="layout" svg:width="20.828cm" svg:height="3.227cm" svg:x="3.556cm" svg:y="6.508cm">
          <draw:text-box>
            <text:p><text:span text:style-name="T50">Title (somewhere)</text:span></text:p>
          </draw:text-box>
        </draw:frame>
        <draw:frame draw:style-name="gr252" draw:text-style-name="P157" draw:layer="layout" svg:width="19.304cm" svg:height="3.231cm" svg:x="1.269cm" svg:y="2.261cm">
          <draw:text-box>
            <text:p><text:span text:style-name="T6">Text can be in black </text:span></text:p>
            <text:p><text:span text:style-name="T51">Or THIS red</text:span></text:p>
            <text:p><text:span text:style-name="T52">But V-Research is nice in gold :) and you can use our big V -&gt; </text:span><text:span text:style-name="T51"><text:s/></text:span></text:p>
          </draw:text-box>
        </draw:frame>
        <draw:frame draw:style-name="gr81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53" draw:text-style-name="P158" draw:layer="layout" svg:width="15.234cm" svg:height="0.747cm" svg:x="1.275cm" svg:y="4.999cm">
          <draw:text-box>
            <text:p><text:span text:style-name="T53">You can write nerd style (e.g. code) like: 131.164.202.154</text:span></text:p>
          </draw:text-box>
        </draw:frame>
        <draw:frame draw:style-name="gr254" draw:text-style-name="P161" draw:layer="layout" svg:width="20.574cm" svg:height="5.506cm" svg:x="3.556cm" svg:y="10.719cm">
          <draw:text-box>
            <text:p text:style-name="P159"><text:span text:style-name="T6">Quotes are still nice in Caladea but authors are nices in Carlito</text:span></text:p>
            <text:p text:style-name="P159"><text:span text:style-name="T6"/></text:p>
            <text:p text:style-name="P159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60"><text:span text:style-name="T54"><text:s/></text:span><text:span text:style-name="T55"><text:line-break/></text:span><text:span text:style-name="T55">K. Popper, Conjectures and Refutations</text:span></text:p>
          </draw:text-box>
        </draw:frame>
        <draw:frame draw:style-name="gr81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55" draw:text-style-name="P162" draw:layer="layout" svg:width="9.49cm" svg:height="0.719cm" draw:transform="rotate (1.58074470353126) translate (0.095cm 15.083cm)">
          <draw:text-box>
            <text:p><text:span text:style-name="T56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0-06-05T11:18:00.529373088</dc:date>
    <meta:editing-duration>P3DT3H28M23S</meta:editing-duration>
    <meta:editing-cycles>498</meta:editing-cycles>
    <meta:generator>LibreOffice/6.4.3.2$Linux_X86_64 LibreOffice_project/40$Build-2</meta:generator>
    <meta:document-statistic meta:object-count="1042"/>
  </office:meta>
</office:document-meta>
</file>